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draw:stroke-dash="Dashed_20__28_var_29_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draw:stroke="solid" draw:stroke-dash="Dashed_20__28_var_29_"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draw:stroke-dash="Dashed_20__28_var_29_" svg:stroke-width="0.025cm" svg:stroke-color="#000000" draw:marker-start-width="0.237cm" draw:marker-end-width="0.237cm" draw:fill="none" draw:fill-color="#ffffff" draw:textarea-horizontal-align="left" draw:auto-grow-height="true" draw:auto-grow-width="false" fo:min-height="0cm" fo:min-width="0.656cm"/>
    </style:style>
    <style:style style:name="gr1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.104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fill="none" draw:textarea-vertical-align="middle" draw:auto-grow-height="false" fo:min-height="0.749cm" fo:min-width="0.499cm"/>
    </style:style>
    <style:style style:name="gr26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1.362cm"/>
    </style:style>
    <style:style style:name="gr2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width="0.025cm" draw:fill="none" draw:textarea-horizontal-align="center" draw:textarea-vertical-align="middle" fo:padding-top="0.137cm" fo:padding-bottom="0.137cm" fo:padding-left="0.262cm" fo:padding-right="0.262cm"/>
    </style:style>
    <style:style style:name="gr5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65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2" svg:stroke-width="0.025cm" svg:stroke-color="#000000" draw:marker-start="" draw:marker-start-width="0.337cm" draw:marker-start-center="false" draw:marker-end="" draw:marker-end-width="0.337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>
      <style:graphic-properties draw:stroke="dash" draw:stroke-dash="Fine_20_Dashed" svg:stroke-width="0.025cm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6" style:family="graphic" style:parent-style-name="standard">
      <style:graphic-properties svg:stroke-width="0.025cm" draw:marker-start-width="0.161cm" draw:marker-end-width="0.161cm" draw:textarea-horizontal-align="center" draw:textarea-vertical-align="middle" fo:padding-top="0.137cm" fo:padding-bottom="0.137cm" fo:padding-left="0.262cm" fo:padding-right="0.262cm"/>
    </style:style>
    <style:style style:name="gr7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8" style:family="graphic" style:parent-style-name="standard">
      <style:graphic-properties svg:stroke-width="0.025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9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80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cm" fo:min-width="0cm"/>
    </style:style>
    <style:style style:name="gr81" style:family="graphic" style:parent-style-name="standard">
      <style:graphic-properties draw:fill="none" draw:textarea-horizontal-align="center" draw:textarea-vertical-align="middle"/>
    </style:style>
    <style:style style:name="gr82" style:family="graphic" style:parent-style-name="standard">
      <style:graphic-properties draw:stroke="none" svg:stroke-color="#000000" draw:fill="none" draw:fill-color="#ffffff" fo:min-height="0.3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fo:font-style="normal" fo:font-weight="normal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Lucidasans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8pt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text-align="center"/>
    </style:style>
    <style:style style:name="P13" style:family="paragraph">
      <style:text-properties fo:font-size="14pt"/>
    </style:style>
    <style:style style:name="P14" style:family="paragraph">
      <style:text-properties fo:font-size="8pt"/>
    </style:style>
    <style:style style:name="P1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text-indent="0cm"/>
      <style:text-properties fo:font-size="10pt"/>
    </style:style>
    <style:style style:name="P1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8pt"/>
    </style:style>
    <style:style style:name="T2" style:family="text">
      <style:text-properties fo:font-size="10pt" fo:font-style="normal" fo:font-weight="normal"/>
    </style:style>
    <style:style style:name="T3" style:family="text">
      <style:text-properties fo:font-size="10pt"/>
    </style:style>
    <style:style style:name="T4" style:family="text">
      <style:text-properties fo:font-size="14pt"/>
    </style:style>
    <style:style style:name="T5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03cm" svg:height="0.581cm" svg:x="5.882cm" svg:y="13.238cm">
          <draw:text-box>
            <text:p text:style-name="P1"><text:span text:style-name="T1">br</text:span></text:p>
          </draw:text-box>
        </draw:frame>
        <draw:custom-shape draw:style-name="gr2" draw:text-style-name="P4" draw:layer="layout" svg:width="1.176cm" svg:height="11.359cm" svg:x="8.782cm" svg:y="3.758cm">
          <text:p text:style-name="P3"><text:span text:style-name="T2">rf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51cm" svg:height="1.007cm" svg:x="6.665cm" svg:y="7.24cm">
          <text:p text:style-name="P3"><text:span text:style-name="T3">id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7.816cm" svg:y1="7.498cm" svg:x2="8.765cm" svg:y2="7.498cm">
          <text:p text:style-name="P1"/>
        </draw:line>
        <draw:line draw:style-name="gr3" draw:text-style-name="P6" draw:layer="layout" svg:x1="7.817cm" svg:y1="7.998cm" svg:x2="8.766cm" svg:y2="7.998cm">
          <text:p text:style-name="P1"/>
        </draw:line>
        <draw:frame draw:style-name="gr1" draw:text-style-name="P2" draw:layer="layout" svg:width="1.099cm" svg:height="0.581cm" svg:x="7.673cm" svg:y="7.051cm">
          <draw:text-box>
            <text:p text:style-name="P1"><text:span text:style-name="T1">srca</text:span></text:p>
          </draw:text-box>
        </draw:frame>
        <draw:frame draw:style-name="gr1" draw:text-style-name="P2" draw:layer="layout" svg:width="1.107cm" svg:height="0.581cm" svg:x="7.674cm" svg:y="7.554cm">
          <draw:text-box>
            <text:p text:style-name="P1"><text:span text:style-name="T1">srcb</text:span></text:p>
          </draw:text-box>
        </draw:frame>
        <draw:frame draw:style-name="gr1" draw:text-style-name="P2" draw:layer="layout" svg:width="0.942cm" svg:height="0.581cm" svg:x="7.646cm" svg:y="8.205cm">
          <draw:text-box>
            <text:p text:style-name="P1"><text:span text:style-name="T1">r_3</text:span></text:p>
          </draw:text-box>
        </draw:frame>
        <draw:frame draw:style-name="gr1" draw:text-style-name="P2" draw:layer="layout" svg:width="1.721cm" svg:height="0.581cm" svg:x="6.854cm" svg:y="8.579cm">
          <draw:text-box>
            <text:p text:style-name="P1"><text:span text:style-name="T1">ir_4.dest</text:span></text:p>
          </draw:text-box>
        </draw:frame>
        <draw:frame draw:style-name="gr1" draw:text-style-name="P2" draw:layer="layout" svg:width="1.497cm" svg:height="0.581cm" svg:x="7.066cm" svg:y="8.997cm">
          <draw:text-box>
            <text:p text:style-name="P1"><text:span text:style-name="T1">valid_4</text:span></text:p>
          </draw:text-box>
        </draw:frame>
        <draw:line draw:style-name="gr3" draw:text-style-name="P6" draw:layer="layout" svg:x1="6.305cm" svg:y1="7.75cm" svg:x2="6.639cm" svg:y2="7.75cm">
          <text:p text:style-name="P1"/>
        </draw:line>
        <draw:frame draw:style-name="gr1" draw:text-style-name="P2" draw:layer="layout" svg:width="1.014cm" svg:height="0.581cm" svg:x="5.489cm" svg:y="7.399cm">
          <draw:text-box>
            <text:p text:style-name="P1"><text:span text:style-name="T1">ir_1</text:span></text:p>
          </draw:text-box>
        </draw:frame>
        <draw:frame draw:style-name="gr1" draw:text-style-name="P2" draw:layer="layout" svg:width="2.153cm" svg:height="0.581cm" svg:x="10cm" svg:y="6.9cm">
          <draw:text-box>
            <text:p text:style-name="P1"><text:span text:style-name="T1">ir_2.opcode</text:span></text:p>
          </draw:text-box>
        </draw:frame>
        <draw:frame draw:style-name="gr1" draw:text-style-name="P7" draw:layer="layout" svg:width="3.525cm" svg:height="0.831cm" svg:x="11.537cm" svg:y="0.784cm">
          <draw:text-box>
            <text:p text:style-name="P1"><text:span text:style-name="T4">Microengine</text:span></text:p>
          </draw:text-box>
        </draw:frame>
        <draw:frame draw:style-name="gr4" draw:text-style-name="P2" draw:layer="layout" svg:width="4.16cm" svg:height="2.561cm" svg:x="2.131cm" svg:y="16.65cm">
          <draw:text-box>
            <text:p text:style-name="P1"><text:span text:style-name="T1">pc = program counter</text:span></text:p>
            <text:p text:style-name="P1"><text:span text:style-name="T1">im = instruction memory </text:span></text:p>
            <text:p text:style-name="P1"><text:span text:style-name="T1">id = instruction decode</text:span></text:p>
            <text:p text:style-name="P1"><text:span text:style-name="T1">rf = register file</text:span></text:p>
            <text:p text:style-name="P1"><text:span text:style-name="T1">od = operation decoder</text:span></text:p>
            <text:p text:style-name="P1"><text:span text:style-name="T1">eu = execution unit</text:span></text:p>
            <text:p text:style-name="P1"><text:span text:style-name="T1">dm = data memory</text:span></text:p>
          </draw:text-box>
        </draw:frame>
        <draw:g>
          <draw:custom-shape draw:style-name="gr5" draw:text-style-name="P8" draw:layer="layout" svg:width="0.423cm" svg:height="11.371cm" svg:x="3.758cm" svg:y="3.758cm">
            <text:p text:style-name="P1"/>
            <draw:enhanced-geometry svg:viewBox="0 0 21600 21600" draw:type="rectangle" draw:enhanced-path="M 0 0 L 21600 0 21600 21600 0 21600 0 0 Z N"/>
          </draw:custom-shape>
          <draw:g>
            <draw:line draw:style-name="gr6" draw:text-style-name="P8" draw:layer="layout" svg:x1="3.963cm" svg:y1="14.941cm" svg:x2="3.791cm" svg:y2="15.123cm">
              <text:p text:style-name="P1"/>
            </draw:line>
            <draw:line draw:style-name="gr7" draw:text-style-name="P8" draw:layer="layout" svg:x1="4.136cm" svg:y1="15.124cm" svg:x2="3.964cm" svg:y2="14.943cm">
              <text:p text:style-name="P1"/>
            </draw:line>
          </draw:g>
        </draw:g>
        <draw:g>
          <draw:custom-shape draw:style-name="gr8" draw:text-style-name="P8" draw:layer="layout" svg:width="0.423cm" svg:height="11.346cm" svg:x="18.36cm" svg:y="3.758cm">
            <text:p text:style-name="P1"/>
            <draw:enhanced-geometry svg:viewBox="0 0 21600 21600" draw:type="rectangle" draw:enhanced-path="M 0 0 L 21600 0 21600 21600 0 21600 0 0 Z N"/>
          </draw:custom-shape>
          <draw:g>
            <draw:line draw:style-name="gr9" draw:text-style-name="P8" draw:layer="layout" svg:x1="18.565cm" svg:y1="14.917cm" svg:x2="18.393cm" svg:y2="15.098cm">
              <text:p text:style-name="P1"/>
            </draw:line>
            <draw:line draw:style-name="gr10" draw:text-style-name="P8" draw:layer="layout" svg:x1="18.738cm" svg:y1="15.099cm" svg:x2="18.566cm" svg:y2="14.918cm">
              <text:p text:style-name="P1"/>
            </draw:line>
          </draw:g>
        </draw:g>
        <draw:custom-shape draw:style-name="gr2" draw:text-style-name="P4" draw:layer="layout" svg:width="0.792cm" svg:height="1.797cm" svg:x="2.002cm" svg:y="8.024cm">
          <text:p text:style-name="P3"><text:span text:style-name="T2">im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158cm" svg:height="0.581cm" svg:x="1.044cm" svg:y="8.385cm">
          <draw:text-box>
            <text:p text:style-name="P1"><text:span text:style-name="T1">pc_0</text:span></text:p>
          </draw:text-box>
        </draw:frame>
        <draw:frame draw:style-name="gr1" draw:text-style-name="P2" draw:layer="layout" svg:width="1.014cm" svg:height="0.581cm" svg:x="2.844cm" svg:y="8.476cm">
          <draw:text-box>
            <text:p text:style-name="P1"><text:span text:style-name="T1">ir_0</text:span></text:p>
          </draw:text-box>
        </draw:frame>
        <draw:line draw:style-name="gr3" draw:text-style-name="P6" draw:layer="layout" svg:x1="2.819cm" svg:y1="8.934cm" svg:x2="3.098cm" svg:y2="8.934cm">
          <text:p text:style-name="P1"/>
        </draw:line>
        <draw:line draw:style-name="gr3" draw:text-style-name="P6" draw:layer="layout" svg:x1="8.447cm" svg:y1="8.521cm" svg:x2="8.781cm" svg:y2="8.521cm">
          <text:p text:style-name="P1"/>
        </draw:line>
        <draw:line draw:style-name="gr3" draw:text-style-name="P6" draw:layer="layout" svg:x1="8.447cm" svg:y1="8.921cm" svg:x2="8.781cm" svg:y2="8.921cm">
          <text:p text:style-name="P1"/>
        </draw:line>
        <draw:line draw:style-name="gr3" draw:text-style-name="P6" draw:layer="layout" svg:x1="8.447cm" svg:y1="9.321cm" svg:x2="8.781cm" svg:y2="9.321cm">
          <text:p text:style-name="P1"/>
        </draw:line>
        <draw:line draw:style-name="gr11" draw:text-style-name="P9" draw:layer="layout" svg:x1="4.192cm" svg:y1="5.229cm" svg:x2="8.786cm" svg:y2="5.229cm">
          <text:p text:style-name="P1"/>
        </draw:line>
        <draw:frame draw:style-name="gr4" draw:text-style-name="P2" draw:layer="layout" svg:width="1.158cm" svg:height="0.581cm" svg:x="4.885cm" svg:y="4.723cm">
          <draw:text-box>
            <text:p text:style-name="P1"><text:span text:style-name="T1">pc_1</text:span></text:p>
          </draw:text-box>
        </draw:frame>
        <draw:line draw:style-name="gr11" draw:text-style-name="P9" draw:layer="layout" svg:x1="4.193cm" svg:y1="11.13cm" svg:x2="8.786cm" svg:y2="11.13cm">
          <text:p text:style-name="P1"/>
        </draw:line>
        <draw:frame draw:style-name="gr4" draw:text-style-name="P2" draw:layer="layout" svg:width="1.014cm" svg:height="0.581cm" svg:x="4.886cm" svg:y="10.625cm">
          <draw:text-box>
            <text:p text:style-name="P1"><text:span text:style-name="T1">ir_1</text:span></text:p>
          </draw:text-box>
        </draw:frame>
        <draw:line draw:style-name="gr11" draw:text-style-name="P10" draw:layer="layout" svg:x1="9.979cm" svg:y1="11.93cm" svg:x2="18.348cm" svg:y2="11.93cm">
          <text:p text:style-name="P1"/>
        </draw:line>
        <draw:frame draw:style-name="gr4" draw:text-style-name="P2" draw:layer="layout" svg:width="1.018cm" svg:height="0.581cm" svg:x="10.386cm" svg:y="11.425cm">
          <draw:text-box>
            <text:p text:style-name="P1"><text:span text:style-name="T1">ir_2</text:span></text:p>
          </draw:text-box>
        </draw:frame>
        <draw:line draw:style-name="gr11" draw:text-style-name="P10" draw:layer="layout" svg:x1="7.132cm" svg:y1="11.869cm" svg:x2="8.773cm" svg:y2="11.869cm">
          <text:p text:style-name="P1"/>
        </draw:line>
        <draw:line draw:style-name="gr11" draw:text-style-name="P10" draw:layer="layout" svg:x1="9.994cm" svg:y1="12.32cm" svg:x2="12.208cm" svg:y2="12.32cm">
          <text:p text:style-name="P1"/>
        </draw:line>
        <draw:frame draw:style-name="gr4" draw:text-style-name="P2" draw:layer="layout" svg:width="0.917cm" svg:height="0.581cm" svg:x="6.404cm" svg:y="11.497cm">
          <draw:text-box>
            <text:p text:style-name="P1"><text:span text:style-name="T1">!br</text:span></text:p>
          </draw:text-box>
        </draw:frame>
        <draw:frame draw:style-name="gr4" draw:text-style-name="P2" draw:layer="layout" svg:width="1.497cm" svg:height="0.581cm" svg:x="7.325cm" svg:y="11.342cm">
          <draw:text-box>
            <text:p text:style-name="P1"><text:span text:style-name="T1">valid_1</text:span></text:p>
          </draw:text-box>
        </draw:frame>
        <draw:frame draw:style-name="gr4" draw:text-style-name="P2" draw:layer="layout" svg:width="0.917cm" svg:height="0.581cm" svg:x="11.187cm" svg:y="12.274cm">
          <draw:text-box>
            <text:p text:style-name="P1"><text:span text:style-name="T1">!br</text:span></text:p>
          </draw:text-box>
        </draw:frame>
        <draw:line draw:style-name="gr11" draw:text-style-name="P10" draw:layer="layout" svg:x1="12.864cm" svg:y1="12.457cm" svg:x2="18.362cm" svg:y2="12.457cm">
          <text:p text:style-name="P1"/>
        </draw:line>
        <draw:frame draw:style-name="gr4" draw:text-style-name="P2" draw:layer="layout" svg:width="1.501cm" svg:height="0.581cm" svg:x="16.929cm" svg:y="11.954cm">
          <draw:text-box>
            <text:p text:style-name="P1"><text:span text:style-name="T1">valid_2</text:span></text:p>
          </draw:text-box>
        </draw:frame>
        <draw:line draw:style-name="gr11" draw:text-style-name="P10" draw:layer="layout" svg:x1="9.965cm" svg:y1="5.229cm" svg:x2="10.402cm" svg:y2="5.229cm">
          <text:p text:style-name="P1"/>
        </draw:line>
        <draw:frame draw:style-name="gr4" draw:text-style-name="P2" draw:layer="layout" svg:width="1.162cm" svg:height="0.581cm" svg:x="9.985cm" svg:y="4.723cm">
          <draw:text-box>
            <text:p text:style-name="P1"><text:span text:style-name="T1">pc_2</text:span></text:p>
          </draw:text-box>
        </draw:frame>
        <draw:line draw:style-name="gr11" draw:text-style-name="P10" draw:layer="layout" svg:x1="18.783cm" svg:y1="12.456cm" svg:x2="24.118cm" svg:y2="12.456cm">
          <text:p text:style-name="P1"/>
        </draw:line>
        <draw:frame draw:style-name="gr12" draw:text-style-name="P2" draw:layer="layout" svg:width="1.501cm" svg:height="0.581cm" svg:x="19.029cm" svg:y="11.98cm">
          <draw:text-box>
            <text:p text:style-name="P1"><text:span text:style-name="T1">valid_3</text:span></text:p>
          </draw:text-box>
        </draw:frame>
        <draw:frame draw:style-name="gr4" draw:text-style-name="P2" draw:layer="layout" svg:width="1.014cm" svg:height="0.581cm" svg:x="24.905cm" svg:y="11.489cm">
          <draw:text-box>
            <text:p text:style-name="P1"><text:span text:style-name="T1">ir_4</text:span></text:p>
          </draw:text-box>
        </draw:frame>
        <draw:frame draw:style-name="gr4" draw:text-style-name="P2" draw:layer="layout" svg:width="0.938cm" svg:height="0.581cm" svg:x="26.655cm" svg:y="7.659cm">
          <draw:text-box>
            <text:p text:style-name="P1"><text:span text:style-name="T1">r_4</text:span></text:p>
          </draw:text-box>
        </draw:frame>
        <draw:frame draw:style-name="gr4" draw:text-style-name="P2" draw:layer="layout" svg:width="1.344cm" svg:height="0.581cm" svg:x="19.032cm" svg:y="9.26cm">
          <draw:text-box>
            <text:p text:style-name="P1"><text:span text:style-name="T1">npc_3</text:span></text:p>
          </draw:text-box>
        </draw:frame>
        <draw:frame draw:style-name="gr1" draw:text-style-name="P2" draw:layer="layout" svg:width="1.014cm" svg:height="0.581cm" svg:x="2.738cm" svg:y="10.621cm">
          <draw:text-box>
            <text:p text:style-name="P1"><text:span text:style-name="T1">ir_0</text:span></text:p>
          </draw:text-box>
        </draw:frame>
        <draw:line draw:style-name="gr3" draw:text-style-name="P6" draw:layer="layout" svg:x1="3.465cm" svg:y1="11.114cm" svg:x2="3.744cm" svg:y2="11.114cm">
          <text:p text:style-name="P1"/>
        </draw:line>
        <draw:line draw:style-name="gr11" draw:text-style-name="P10" draw:layer="layout" svg:x1="18.784cm" svg:y1="11.93cm" svg:x2="24.158cm" svg:y2="11.93cm">
          <text:p text:style-name="P1"/>
        </draw:line>
        <draw:line draw:style-name="gr11" draw:text-style-name="P10" draw:layer="layout" svg:x1="18.786cm" svg:y1="9.654cm" svg:x2="19.171cm" svg:y2="9.654cm">
          <text:p text:style-name="P1"/>
        </draw:line>
        <draw:frame draw:style-name="gr1" draw:text-style-name="P2" draw:layer="layout" svg:width="7.157cm" svg:height="2.891cm" svg:x="7.078cm" svg:y="16.703cm">
          <draw:text-box>
            <text:p text:style-name="P1"><text:span text:style-name="T1">ir = instruction register </text:span></text:p>
            <text:p text:style-name="P1"><text:span text:style-name="T1">ir = format1 | format2 | format3 | format4</text:span></text:p>
            <text:p text:style-name="P1"><text:span text:style-name="T1"/></text:p>
            <text:p text:style-name="P1"><text:span text:style-name="T1">format1 = {opcode}</text:span></text:p>
            <text:p text:style-name="P1"><text:span text:style-name="T1">format2 = {opcode, src, dst}</text:span></text:p>
            <text:p text:style-name="P1"><text:span text:style-name="T1">format3 = {opcode, srca, srcb, dst}</text:span></text:p>
            <text:p text:style-name="P1"><text:span text:style-name="T1">format4 = {opcode, addr_src, cond_src, cond}</text:span></text:p>
            <text:p text:style-name="P1"><text:span text:style-name="T1"/></text:p>
          </draw:text-box>
        </draw:frame>
        <draw:line draw:style-name="gr11" draw:text-style-name="P10" draw:layer="layout" svg:x1="9.956cm" svg:y1="8.153cm" svg:x2="10.402cm" svg:y2="8.153cm">
          <text:p text:style-name="P1"/>
        </draw:line>
        <draw:frame draw:style-name="gr4" draw:text-style-name="P2" draw:layer="layout" svg:width="1.145cm" svg:height="0.581cm" svg:x="10.085cm" svg:y="7.647cm">
          <draw:text-box>
            <text:p text:style-name="P1"><text:span text:style-name="T1">sa_2</text:span></text:p>
          </draw:text-box>
        </draw:frame>
        <draw:line draw:style-name="gr11" draw:text-style-name="P10" draw:layer="layout" svg:x1="9.982cm" svg:y1="8.577cm" svg:x2="10.402cm" svg:y2="8.577cm">
          <text:p text:style-name="P1"/>
        </draw:line>
        <draw:frame draw:style-name="gr4" draw:text-style-name="P2" draw:layer="layout" svg:width="1.154cm" svg:height="0.581cm" svg:x="10.085cm" svg:y="8.071cm">
          <draw:text-box>
            <text:p text:style-name="P1"><text:span text:style-name="T1">sb_2</text:span></text:p>
          </draw:text-box>
        </draw:frame>
        <draw:frame draw:style-name="gr1" draw:text-style-name="P2" draw:layer="layout" svg:width="1.399cm" svg:height="0.581cm" svg:x="24.651cm" svg:y="7.269cm">
          <draw:text-box>
            <text:p text:style-name="P1"><text:span text:style-name="T1">dm_r4</text:span></text:p>
          </draw:text-box>
        </draw:frame>
        <draw:line draw:style-name="gr3" draw:text-style-name="P6" draw:layer="layout" svg:x1="26.543cm" svg:y1="8.099cm" svg:x2="26.884cm" svg:y2="8.099cm">
          <text:p text:style-name="P1"/>
        </draw:line>
        <draw:frame draw:style-name="gr1" draw:text-style-name="P2" draw:layer="layout" svg:width="1.577cm" svg:height="0.581cm" svg:x="25.464cm" svg:y="8.806cm">
          <draw:text-box>
            <text:p text:style-name="P1"><text:span text:style-name="T1">dm_re4</text:span></text:p>
          </draw:text-box>
        </draw:frame>
        <draw:g>
          <draw:g>
            <draw:custom-shape draw:style-name="gr13" draw:text-style-name="P11" draw:layer="layout" svg:width="1.361cm" svg:height="0.271cm" draw:transform="rotate (1.5707963267946) translate (26.116cm 8.771cm)">
              <text:p text:style-name="P1"/>
  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  </draw:custom-shape>
            <draw:line draw:style-name="gr14" draw:text-style-name="P11" draw:layer="layout" svg:x1="25.843cm" svg:y1="8.499cm" svg:x2="26.116cm" svg:y2="8.499cm">
              <text:p text:style-name="P1"/>
            </draw:line>
            <draw:line draw:style-name="gr15" draw:text-style-name="P11" draw:layer="layout" svg:x1="25.843cm" svg:y1="7.682cm" svg:x2="26.116cm" svg:y2="7.682cm">
              <text:p text:style-name="P1"/>
            </draw:line>
            <draw:line draw:style-name="gr16" draw:text-style-name="P11" draw:layer="layout" svg:x1="26.387cm" svg:y1="8.098cm" svg:x2="26.66cm" svg:y2="8.098cm">
              <text:p text:style-name="P1"/>
            </draw:line>
            <draw:line draw:style-name="gr17" draw:text-style-name="P11" draw:layer="layout" svg:x1="26.249cm" svg:y1="8.648cm" svg:x2="26.249cm" svg:y2="8.948cm">
              <text:p text:style-name="P1"/>
            </draw:line>
          </draw:g>
        </draw:g>
        <draw:frame draw:style-name="gr4" draw:text-style-name="P2" draw:layer="layout" svg:width="1.298cm" svg:height="0.581cm" svg:x="24.753cm" svg:y="8.111cm">
          <draw:text-box>
            <text:p text:style-name="P1"><text:span text:style-name="T1">eu_r4</text:span></text:p>
          </draw:text-box>
        </draw:frame>
        <draw:frame draw:style-name="gr1" draw:text-style-name="P2" draw:layer="layout" svg:width="0.68cm" svg:height="0.581cm" svg:x="25.915cm" svg:y="7.514cm">
          <draw:text-box>
            <text:p text:style-name="P1"><text:span text:style-name="T1">0</text:span></text:p>
          </draw:text-box>
        </draw:frame>
        <draw:frame draw:style-name="gr1" draw:text-style-name="P2" draw:layer="layout" svg:width="0.68cm" svg:height="0.581cm" svg:x="25.916cm" svg:y="8.115cm">
          <draw:text-box>
            <text:p text:style-name="P1"><text:span text:style-name="T1">1</text:span></text:p>
          </draw:text-box>
        </draw:frame>
        <draw:line draw:style-name="gr3" draw:text-style-name="P6" draw:layer="layout" svg:x1="1.255cm" svg:y1="8.916cm" svg:x2="2cm" svg:y2="8.916cm">
          <text:p text:style-name="P1"/>
        </draw:line>
        <draw:line draw:style-name="gr11" draw:text-style-name="P9" draw:layer="layout" svg:x1="4.193cm" svg:y1="12.83cm" svg:x2="6.756cm" svg:y2="12.83cm">
          <text:p text:style-name="P1"/>
        </draw:line>
        <draw:frame draw:style-name="gr4" draw:text-style-name="P2" draw:layer="layout" svg:width="2.119cm" svg:height="0.581cm" svg:x="4.886cm" svg:y="12.324cm">
          <draw:text-box>
            <text:p text:style-name="P1"><text:span text:style-name="T1">npc_next_1</text:span></text:p>
          </draw:text-box>
        </draw:frame>
        <draw:line draw:style-name="gr11" draw:text-style-name="P10" draw:layer="layout" svg:x1="9.965cm" svg:y1="13.23cm" svg:x2="10.403cm" svg:y2="13.23cm">
          <text:p text:style-name="P1"/>
        </draw:line>
        <draw:frame draw:style-name="gr4" draw:text-style-name="P2" draw:layer="layout" svg:width="1.344cm" svg:height="0.581cm" svg:x="10.131cm" svg:y="12.769cm">
          <draw:text-box>
            <text:p text:style-name="P1"><text:span text:style-name="T1">npc_2</text:span></text:p>
          </draw:text-box>
        </draw:frame>
        <draw:line draw:style-name="gr3" draw:text-style-name="P6" draw:layer="layout" svg:x1="7.032cm" svg:y1="13.246cm" svg:x2="8.789cm" svg:y2="13.246cm">
          <text:p text:style-name="P1"/>
        </draw:line>
        <draw:g>
          <draw:g>
            <draw:custom-shape draw:style-name="gr18" draw:text-style-name="P11" draw:layer="layout" svg:width="1.361cm" svg:height="0.271cm" draw:transform="rotate (1.5707963267946) translate (6.748cm 13.919cm)">
              <text:p text:style-name="P1"/>
  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  </draw:custom-shape>
            <draw:line draw:style-name="gr19" draw:text-style-name="P11" draw:layer="layout" svg:x1="6.475cm" svg:y1="13.647cm" svg:x2="6.748cm" svg:y2="13.647cm">
              <text:p text:style-name="P1"/>
            </draw:line>
            <draw:line draw:style-name="gr20" draw:text-style-name="P11" draw:layer="layout" svg:x1="6.475cm" svg:y1="12.83cm" svg:x2="6.748cm" svg:y2="12.83cm">
              <text:p text:style-name="P1"/>
            </draw:line>
            <draw:line draw:style-name="gr21" draw:text-style-name="P11" draw:layer="layout" svg:x1="7.019cm" svg:y1="13.246cm" svg:x2="7.292cm" svg:y2="13.246cm">
              <text:p text:style-name="P1"/>
            </draw:line>
            <draw:line draw:style-name="gr22" draw:text-style-name="P11" draw:layer="layout" svg:x1="6.881cm" svg:y1="13.796cm" svg:x2="6.881cm" svg:y2="14.096cm">
              <text:p text:style-name="P1"/>
            </draw:line>
          </draw:g>
        </draw:g>
        <draw:frame draw:style-name="gr1" draw:text-style-name="P2" draw:layer="layout" svg:width="0.68cm" svg:height="0.581cm" svg:x="6.547cm" svg:y="12.662cm">
          <draw:text-box>
            <text:p text:style-name="P1"><text:span text:style-name="T1">0</text:span></text:p>
          </draw:text-box>
        </draw:frame>
        <draw:frame draw:style-name="gr1" draw:text-style-name="P2" draw:layer="layout" svg:width="0.68cm" svg:height="0.581cm" svg:x="6.548cm" svg:y="13.263cm">
          <draw:text-box>
            <text:p text:style-name="P1"><text:span text:style-name="T1">1</text:span></text:p>
          </draw:text-box>
        </draw:frame>
        <draw:line draw:style-name="gr11" draw:text-style-name="P9" draw:layer="layout" svg:x1="4.193cm" svg:y1="5.829cm" svg:x2="8.786cm" svg:y2="5.829cm">
          <text:p text:style-name="P1"/>
        </draw:line>
        <draw:line draw:style-name="gr11" draw:text-style-name="P9" draw:layer="layout" svg:x1="4.194cm" svg:y1="6.429cm" svg:x2="8.757cm" svg:y2="6.429cm">
          <text:p text:style-name="P1"/>
        </draw:line>
        <draw:line draw:style-name="gr11" draw:text-style-name="P10" draw:layer="layout" svg:x1="9.98cm" svg:y1="5.829cm" svg:x2="10.403cm" svg:y2="5.829cm">
          <text:p text:style-name="P1"/>
        </draw:line>
        <draw:line draw:style-name="gr11" draw:text-style-name="P10" draw:layer="layout" svg:x1="9.982cm" svg:y1="6.429cm" svg:x2="10.404cm" svg:y2="6.429cm">
          <text:p text:style-name="P1"/>
        </draw:line>
        <draw:frame draw:style-name="gr4" draw:text-style-name="P2" draw:layer="layout" svg:width="1.497cm" svg:height="0.581cm" svg:x="4.863cm" svg:y="5.37cm">
          <draw:text-box>
            <text:p text:style-name="P1"><text:span text:style-name="T1">broff_1</text:span></text:p>
          </draw:text-box>
        </draw:frame>
        <draw:frame draw:style-name="gr4" draw:text-style-name="P2" draw:layer="layout" svg:width="1.501cm" svg:height="0.581cm" svg:x="9.985cm" svg:y="5.37cm">
          <draw:text-box>
            <text:p text:style-name="P1"><text:span text:style-name="T1">broff_2</text:span></text:p>
          </draw:text-box>
        </draw:frame>
        <draw:frame draw:style-name="gr4" draw:text-style-name="P2" draw:layer="layout" svg:width="1.196cm" svg:height="0.581cm" svg:x="4.909cm" svg:y="5.973cm">
          <draw:text-box>
            <text:p text:style-name="P1"><text:span text:style-name="T1">off_1</text:span></text:p>
          </draw:text-box>
        </draw:frame>
        <draw:frame draw:style-name="gr4" draw:text-style-name="P2" draw:layer="layout" svg:width="1.201cm" svg:height="0.581cm" svg:x="10.01cm" svg:y="6.018cm">
          <draw:text-box>
            <text:p text:style-name="P1"><text:span text:style-name="T1">off_2</text:span></text:p>
          </draw:text-box>
        </draw:frame>
        <draw:line draw:style-name="gr11" draw:text-style-name="P9" draw:layer="layout" svg:x1="2.542cm" svg:y1="15.612cm" svg:x2="21.387cm" svg:y2="15.612cm">
          <text:p text:style-name="P1"/>
        </draw:line>
        <draw:line draw:style-name="gr11" draw:text-style-name="P9" draw:layer="layout" svg:x1="4.195cm" svg:y1="14.274cm" svg:x2="5.228cm" svg:y2="14.274cm">
          <text:p text:style-name="P1"/>
        </draw:line>
        <draw:line draw:style-name="gr11" draw:text-style-name="P9" draw:layer="layout" svg:x1="6.1cm" svg:y1="14.394cm" svg:x2="8.786cm" svg:y2="14.394cm">
          <text:p text:style-name="P1"/>
        </draw:line>
        <draw:line draw:style-name="gr11" draw:text-style-name="P9" draw:layer="layout" svg:x1="5.219cm" svg:y1="14.533cm" svg:x2="5.22cm" svg:y2="15.601cm">
          <text:p text:style-name="P1"/>
        </draw:line>
        <draw:line draw:style-name="gr11" draw:text-style-name="P9" draw:layer="layout" svg:x1="9.979cm" svg:y1="14.473cm" svg:x2="12cm" svg:y2="14.473cm">
          <text:p text:style-name="P1"/>
        </draw:line>
        <draw:line draw:style-name="gr11" draw:text-style-name="P9" draw:layer="layout" svg:x1="12.935cm" svg:y1="14.598cm" svg:x2="18.362cm" svg:y2="14.598cm">
          <text:p text:style-name="P1"/>
        </draw:line>
        <draw:line draw:style-name="gr11" draw:text-style-name="P9" draw:layer="layout" svg:x1="11.982cm" svg:y1="14.75cm" svg:x2="11.982cm" svg:y2="15.599cm">
          <text:p text:style-name="P1"/>
        </draw:line>
        <draw:line draw:style-name="gr11" draw:text-style-name="P10" draw:layer="layout" svg:x1="18.814cm" svg:y1="13.118cm" svg:x2="22.346cm" svg:y2="13.118cm">
          <text:p text:style-name="P1"/>
        </draw:line>
        <draw:line draw:style-name="gr11" draw:text-style-name="P10" draw:layer="layout" svg:x1="18.815cm" svg:y1="9.018cm" svg:x2="19.228cm" svg:y2="9.018cm">
          <text:p text:style-name="P1"/>
        </draw:line>
        <draw:frame draw:style-name="gr4" draw:text-style-name="P2" draw:layer="layout" svg:width="1.501cm" svg:height="0.581cm" svg:x="19.052cm" svg:y="12.588cm">
          <draw:text-box>
            <text:p text:style-name="P1"><text:span text:style-name="T1">broff_3</text:span></text:p>
          </draw:text-box>
        </draw:frame>
        <draw:frame draw:style-name="gr4" draw:text-style-name="P2" draw:layer="layout" svg:width="1.201cm" svg:height="0.581cm" svg:x="19.045cm" svg:y="8.636cm">
          <draw:text-box>
            <text:p text:style-name="P1"><text:span text:style-name="T1">off_3</text:span></text:p>
          </draw:text-box>
        </draw:frame>
        <draw:line draw:style-name="gr11" draw:text-style-name="P9" draw:layer="layout" svg:x1="21.387cm" svg:y1="14.882cm" svg:x2="21.387cm" svg:y2="15.612cm">
          <text:p text:style-name="P1"/>
        </draw:line>
        <draw:line draw:style-name="gr11" draw:text-style-name="P9" draw:layer="layout" svg:x1="22.376cm" svg:y1="13.114cm" svg:x2="22.375cm" svg:y2="14.465cm">
          <text:p text:style-name="P1"/>
        </draw:line>
        <draw:frame draw:style-name="gr4" draw:text-style-name="P2" draw:layer="layout" svg:width="0.985cm" svg:height="0.581cm" svg:x="23.1cm" svg:y="14.201cm">
          <draw:text-box>
            <text:p text:style-name="P1"><text:span text:style-name="T1">qbr</text:span></text:p>
          </draw:text-box>
        </draw:frame>
        <draw:frame draw:style-name="gr4" draw:text-style-name="P2" draw:layer="layout" svg:width="0.853cm" svg:height="0.581cm" svg:x="12.643cm" svg:y="14.1cm">
          <draw:text-box>
            <text:p text:style-name="P1"><text:span text:style-name="T1">qv</text:span></text:p>
          </draw:text-box>
        </draw:frame>
        <draw:frame draw:style-name="gr4" draw:text-style-name="P2" draw:layer="layout" svg:width="0.853cm" svg:height="0.581cm" svg:x="5.943cm" svg:y="13.901cm">
          <draw:text-box>
            <text:p text:style-name="P1"><text:span text:style-name="T1">qv</text:span></text:p>
          </draw:text-box>
        </draw:frame>
        <draw:frame draw:style-name="gr4" draw:text-style-name="P2" draw:layer="layout" svg:width="0.985cm" svg:height="0.581cm" svg:x="1.466cm" svg:y="15.299cm">
          <draw:text-box>
            <text:p text:style-name="P1"><text:span text:style-name="T1">qbr</text:span></text:p>
          </draw:text-box>
        </draw:frame>
        <draw:frame draw:style-name="gr23" draw:text-style-name="P2" draw:layer="layout" svg:width="0.68cm" svg:height="0.581cm" svg:x="3.622cm" svg:y="3.973cm">
          <draw:text-box>
            <text:p text:style-name="P1"><text:span text:style-name="T1">e</text:span></text:p>
          </draw:text-box>
        </draw:frame>
        <draw:frame draw:style-name="gr23" draw:text-style-name="P2" draw:layer="layout" svg:width="0.68cm" svg:height="0.581cm" svg:x="9.023cm" svg:y="3.774cm">
          <draw:text-box>
            <text:p text:style-name="P1"><text:span text:style-name="T1">e</text:span></text:p>
          </draw:text-box>
        </draw:frame>
        <draw:frame draw:style-name="gr23" draw:text-style-name="P2" draw:layer="layout" svg:width="0.68cm" svg:height="0.581cm" svg:x="18.224cm" svg:y="3.674cm">
          <draw:text-box>
            <text:p text:style-name="P1"><text:span text:style-name="T1">e</text:span></text:p>
          </draw:text-box>
        </draw:frame>
        <draw:line draw:style-name="gr11" draw:text-style-name="P9" draw:layer="layout" svg:x1="3.951cm" svg:y1="3.074cm" svg:x2="3.951cm" svg:y2="3.768cm">
          <text:p text:style-name="P1"/>
        </draw:line>
        <draw:line draw:style-name="gr11" draw:text-style-name="P9" draw:layer="layout" svg:x1="9.352cm" svg:y1="3.075cm" svg:x2="9.353cm" svg:y2="3.752cm">
          <text:p text:style-name="P1"/>
        </draw:line>
        <draw:line draw:style-name="gr11" draw:text-style-name="P9" draw:layer="layout" svg:x1="18.553cm" svg:y1="3.076cm" svg:x2="18.554cm" svg:y2="3.766cm">
          <text:p text:style-name="P1"/>
        </draw:line>
        <draw:line draw:style-name="gr11" draw:text-style-name="P9" draw:layer="layout" svg:x1="3.944cm" svg:y1="3.068cm" svg:x2="24.804cm" svg:y2="3.068cm">
          <text:p text:style-name="P1"/>
        </draw:line>
        <draw:g>
          <draw:line draw:style-name="gr24" draw:text-style-name="P12" draw:layer="layout" svg:x1="24.902cm" svg:y1="3.067cm" svg:x2="25.23cm" svg:y2="2.771cm">
            <text:p text:style-name="P1"/>
          </draw:line>
          <draw:line draw:style-name="gr24" draw:text-style-name="P12" draw:layer="layout" svg:x1="24.902cm" svg:y1="3.067cm" svg:x2="25.223cm" svg:y2="3.357cm">
            <text:p text:style-name="P1"/>
          </draw:line>
          <draw:line draw:style-name="gr11" draw:text-style-name="P9" draw:layer="layout" svg:x1="25.228cm" svg:y1="2.765cm" svg:x2="25.228cm" svg:y2="3.357cm">
            <text:p text:style-name="P1"/>
          </draw:line>
          <draw:custom-shape draw:style-name="gr25" draw:text-style-name="P12" draw:layer="layout" svg:width="0.108cm" svg:height="0.098cm" svg:x="24.799cm" svg:y="3.02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line draw:style-name="gr3" draw:text-style-name="P6" draw:layer="layout" svg:x1="25.227cm" svg:y1="3.066cm" svg:x2="25.546cm" svg:y2="3.066cm">
          <text:p text:style-name="P1"/>
        </draw:line>
        <draw:frame draw:style-name="gr1" draw:text-style-name="P2" draw:layer="layout" svg:width="1.086cm" svg:height="0.581cm" svg:x="25.41cm" svg:y="2.653cm">
          <draw:text-box>
            <text:p text:style-name="P1"><text:span text:style-name="T1">stall</text:span></text:p>
          </draw:text-box>
        </draw:frame>
        <draw:custom-shape draw:style-name="gr2" draw:text-style-name="P4" draw:layer="layout" svg:width="1.334cm" svg:height="2.444cm" svg:x="14.827cm" svg:y="6.781cm">
          <text:p text:style-name="P3"><text:span text:style-name="T2">eu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151cm" svg:height="1.007cm" svg:x="12.3cm" svg:y="6.781cm">
          <text:p text:style-name="P3"><text:span text:style-name="T3">od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13.468cm" svg:y1="7.339cm" svg:x2="14.791cm" svg:y2="7.339cm">
          <text:p text:style-name="P1"/>
        </draw:line>
        <draw:frame draw:style-name="gr1" draw:text-style-name="P2" draw:layer="layout" svg:width="0.934cm" svg:height="0.581cm" svg:x="13.622cm" svg:y="6.855cm">
          <draw:text-box>
            <text:p text:style-name="P1"><text:span text:style-name="T1">alu</text:span></text:p>
          </draw:text-box>
        </draw:frame>
        <draw:frame draw:style-name="gr1" draw:text-style-name="P2" draw:layer="layout" svg:width="1.145cm" svg:height="0.581cm" svg:x="13.545cm" svg:y="7.688cm">
          <draw:text-box>
            <text:p text:style-name="P1"><text:span text:style-name="T1">sa_3</text:span></text:p>
          </draw:text-box>
        </draw:frame>
        <draw:frame draw:style-name="gr1" draw:text-style-name="P2" draw:layer="layout" svg:width="1.154cm" svg:height="0.581cm" svg:x="13.541cm" svg:y="8.062cm">
          <draw:text-box>
            <text:p text:style-name="P1"><text:span text:style-name="T1">sb_3</text:span></text:p>
          </draw:text-box>
        </draw:frame>
        <draw:frame draw:style-name="gr1" draw:text-style-name="P2" draw:layer="layout" svg:width="1.162cm" svg:height="0.581cm" svg:x="13.549cm" svg:y="8.48cm">
          <draw:text-box>
            <text:p text:style-name="P1"><text:span text:style-name="T1">pc_3</text:span></text:p>
          </draw:text-box>
        </draw:frame>
        <draw:frame draw:style-name="gr1" draw:text-style-name="P2" draw:layer="layout" svg:width="1.344cm" svg:height="0.581cm" svg:x="16.348cm" svg:y="7.333cm">
          <draw:text-box>
            <text:p text:style-name="P1"><text:span text:style-name="T1">npc_2</text:span></text:p>
          </draw:text-box>
        </draw:frame>
        <draw:frame draw:style-name="gr1" draw:text-style-name="P2" draw:layer="layout" svg:width="1.302cm" svg:height="0.581cm" svg:x="16.348cm" svg:y="7.686cm">
          <draw:text-box>
            <text:p text:style-name="P1"><text:span text:style-name="T1">eu_r2</text:span></text:p>
          </draw:text-box>
        </draw:frame>
        <draw:line draw:style-name="gr3" draw:text-style-name="P6" draw:layer="layout" svg:x1="11.968cm" svg:y1="7.291cm" svg:x2="12.299cm" svg:y2="7.291cm">
          <text:p text:style-name="P1"/>
        </draw:line>
        <draw:frame draw:style-name="gr1" draw:text-style-name="P2" draw:layer="layout" svg:width="0.803cm" svg:height="0.581cm" svg:x="13.673cm" svg:y="7.316cm">
          <draw:text-box>
            <text:p text:style-name="P1"><text:span text:style-name="T1">br</text:span></text:p>
          </draw:text-box>
        </draw:frame>
        <draw:custom-shape draw:style-name="gr2" draw:text-style-name="P4" draw:layer="layout" svg:width="1.179cm" svg:height="2.444cm" svg:x="21.099cm" svg:y="5.558cm">
          <text:p text:style-name="P3"><text:span text:style-name="T2">dm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145cm" svg:height="0.581cm" svg:x="19.661cm" svg:y="6.102cm">
          <draw:text-box>
            <text:p text:style-name="P1"><text:span text:style-name="T1">sa_3</text:span></text:p>
          </draw:text-box>
        </draw:frame>
        <draw:frame draw:style-name="gr1" draw:text-style-name="P2" draw:layer="layout" svg:width="2.136cm" svg:height="0.581cm" svg:x="18.708cm" svg:y="6.503cm">
          <draw:text-box>
            <text:p text:style-name="P1"><text:span text:style-name="T1">dm_wr_en3</text:span></text:p>
          </draw:text-box>
        </draw:frame>
        <draw:frame draw:style-name="gr1" draw:text-style-name="P2" draw:layer="layout" svg:width="1.404cm" svg:height="0.581cm" svg:x="22.489cm" svg:y="6.251cm">
          <draw:text-box>
            <text:p text:style-name="P1"><text:span text:style-name="T1">dm_r3</text:span></text:p>
          </draw:text-box>
        </draw:frame>
        <draw:line draw:style-name="gr3" draw:text-style-name="P6" draw:layer="layout" svg:x1="14.494cm" svg:y1="8.061cm" svg:x2="14.828cm" svg:y2="8.061cm">
          <text:p text:style-name="P1"/>
        </draw:line>
        <draw:line draw:style-name="gr3" draw:text-style-name="P6" draw:layer="layout" svg:x1="14.494cm" svg:y1="8.461cm" svg:x2="14.828cm" svg:y2="8.461cm">
          <text:p text:style-name="P1"/>
        </draw:line>
        <draw:line draw:style-name="gr3" draw:text-style-name="P6" draw:layer="layout" svg:x1="14.494cm" svg:y1="8.861cm" svg:x2="14.828cm" svg:y2="8.861cm">
          <text:p text:style-name="P1"/>
        </draw:line>
        <draw:line draw:style-name="gr3" draw:text-style-name="P6" draw:layer="layout" svg:x1="13.441cm" svg:y1="7.677cm" svg:x2="13.752cm" svg:y2="7.677cm">
          <text:p text:style-name="P1"/>
        </draw:line>
        <draw:line draw:style-name="gr3" draw:text-style-name="P6" draw:layer="layout" svg:x1="16.165cm" svg:y1="8.094cm" svg:x2="16.515cm" svg:y2="8.094cm">
          <text:p text:style-name="P1"/>
        </draw:line>
        <draw:line draw:style-name="gr3" draw:text-style-name="P6" draw:layer="layout" svg:x1="20.745cm" svg:y1="6.479cm" svg:x2="21.079cm" svg:y2="6.479cm">
          <text:p text:style-name="P1"/>
        </draw:line>
        <draw:line draw:style-name="gr3" draw:text-style-name="P6" draw:layer="layout" svg:x1="20.745cm" svg:y1="6.879cm" svg:x2="21.079cm" svg:y2="6.879cm">
          <text:p text:style-name="P1"/>
        </draw:line>
        <draw:frame draw:style-name="gr1" draw:text-style-name="P2" draw:layer="layout" svg:width="2.136cm" svg:height="0.581cm" svg:x="16.305cm" svg:y="6.853cm">
          <draw:text-box>
            <text:p text:style-name="P1"><text:span text:style-name="T1">dm_wr_en2</text:span></text:p>
          </draw:text-box>
        </draw:frame>
        <draw:line draw:style-name="gr3" draw:text-style-name="P6" draw:layer="layout" svg:x1="16.174cm" svg:y1="7.236cm" svg:x2="16.488cm" svg:y2="7.236cm">
          <text:p text:style-name="P1"/>
        </draw:line>
        <draw:frame draw:style-name="gr1" draw:text-style-name="P2" draw:layer="layout" svg:width="1.941cm" svg:height="0.581cm" svg:x="18.809cm" svg:y="7.046cm">
          <draw:text-box>
            <text:p text:style-name="P1"><text:span text:style-name="T1">dm_addr3</text:span></text:p>
          </draw:text-box>
        </draw:frame>
        <draw:line draw:style-name="gr3" draw:text-style-name="P6" draw:layer="layout" svg:x1="20.746cm" svg:y1="7.351cm" svg:x2="21.08cm" svg:y2="7.351cm">
          <text:p text:style-name="P1"/>
        </draw:line>
        <draw:frame draw:style-name="gr26" draw:text-style-name="P2" draw:layer="layout" svg:width="1.941cm" svg:height="0.581cm" svg:x="16.32cm" svg:y="8.276cm">
          <draw:text-box>
            <text:p text:style-name="P1"><text:span text:style-name="T1">dm_addr2</text:span></text:p>
          </draw:text-box>
        </draw:frame>
        <draw:line draw:style-name="gr3" draw:text-style-name="P6" draw:layer="layout" svg:x1="16.165cm" svg:y1="8.594cm" svg:x2="16.515cm" svg:y2="8.594cm">
          <text:p text:style-name="P1"/>
        </draw:line>
        <draw:frame draw:style-name="gr1" draw:text-style-name="P2" draw:layer="layout" svg:width="1.582cm" svg:height="0.581cm" svg:x="22.489cm" svg:y="6.652cm">
          <draw:text-box>
            <text:p text:style-name="P1"><text:span text:style-name="T1">dm_re3</text:span></text:p>
          </draw:text-box>
        </draw:frame>
        <draw:line draw:style-name="gr3" draw:text-style-name="P6" draw:layer="layout" svg:x1="22.284cm" svg:y1="7.08cm" svg:x2="24.144cm" svg:y2="7.08cm">
          <text:p text:style-name="P1"/>
        </draw:line>
        <draw:line draw:style-name="gr3" draw:text-style-name="P6" draw:layer="layout" svg:x1="13.469cm" svg:y1="6.94cm" svg:x2="14.792cm" svg:y2="6.94cm">
          <text:p text:style-name="P1"/>
        </draw:line>
        <draw:frame draw:style-name="gr1" draw:text-style-name="P2" draw:layer="layout" svg:width="1.239cm" svg:height="0.581cm" svg:x="13.597cm" svg:y="6.456cm">
          <draw:text-box>
            <text:p text:style-name="P1"><text:span text:style-name="T1">mem</text:span></text:p>
          </draw:text-box>
        </draw:frame>
        <draw:line draw:style-name="gr3" draw:text-style-name="P6" draw:layer="layout" svg:x1="16.174cm" svg:y1="7.711cm" svg:x2="16.489cm" svg:y2="7.711cm">
          <text:p text:style-name="P1"/>
        </draw:line>
        <draw:frame draw:style-name="gr1" draw:text-style-name="P2" draw:layer="layout" svg:width="2.136cm" svg:height="0.581cm" svg:x="19.02cm" svg:y="9.876cm">
          <draw:text-box>
            <text:p text:style-name="P1"><text:span text:style-name="T1">dm_wr_en3</text:span></text:p>
          </draw:text-box>
        </draw:frame>
        <draw:line draw:style-name="gr3" draw:text-style-name="P6" draw:layer="layout" svg:x1="18.82cm" svg:y1="10.259cm" svg:x2="19.103cm" svg:y2="10.259cm">
          <text:p text:style-name="P1"/>
        </draw:line>
        <draw:line draw:style-name="gr3" draw:text-style-name="P6" draw:layer="layout" svg:x1="18.777cm" svg:y1="10.966cm" svg:x2="19.126cm" svg:y2="10.966cm">
          <text:p text:style-name="P1"/>
        </draw:line>
        <draw:frame draw:style-name="gr26" draw:text-style-name="P2" draw:layer="layout" svg:width="1.941cm" svg:height="0.581cm" svg:x="18.958cm" svg:y="10.506cm">
          <draw:text-box>
            <text:p text:style-name="P1"><text:span text:style-name="T1">dm_addr3</text:span></text:p>
          </draw:text-box>
        </draw:frame>
        <draw:g>
          <draw:custom-shape draw:style-name="gr27" draw:text-style-name="P11" draw:layer="layout" svg:width="0.471cm" svg:height="0.452cm" svg:x="5.46cm" svg:y="14.171cm">
            <text:p text:style-name="P1"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28" draw:text-style-name="P11" draw:layer="layout" svg:x1="5.226cm" svg:y1="14.537cm" svg:x2="5.461cm" svg:y2="14.537cm">
            <text:p text:style-name="P1"/>
          </draw:line>
          <draw:line draw:style-name="gr29" draw:text-style-name="P11" draw:layer="layout" svg:x1="5.227cm" svg:y1="14.272cm" svg:x2="5.461cm" svg:y2="14.272cm">
            <text:p text:style-name="P1"/>
          </draw:line>
          <draw:line draw:style-name="gr30" draw:text-style-name="P11" draw:layer="layout" svg:x1="5.227cm" svg:y1="14.272cm" svg:x2="5.462cm" svg:y2="14.272cm">
            <text:p text:style-name="P1"/>
          </draw:line>
          <draw:line draw:style-name="gr31" draw:text-style-name="P11" draw:layer="layout" svg:x1="5.94cm" svg:y1="14.397cm" svg:x2="6.174cm" svg:y2="14.397cm">
            <text:p text:style-name="P1"/>
          </draw:line>
        </draw:g>
        <draw:g>
          <draw:custom-shape draw:style-name="gr32" draw:text-style-name="P11" draw:layer="layout" svg:width="0.471cm" svg:height="0.452cm" svg:x="12.214cm" svg:y="14.372cm">
            <text:p text:style-name="P1"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3" draw:text-style-name="P11" draw:layer="layout" svg:x1="11.98cm" svg:y1="14.738cm" svg:x2="12.215cm" svg:y2="14.738cm">
            <text:p text:style-name="P1"/>
          </draw:line>
          <draw:line draw:style-name="gr34" draw:text-style-name="P11" draw:layer="layout" svg:x1="11.981cm" svg:y1="14.473cm" svg:x2="12.215cm" svg:y2="14.473cm">
            <text:p text:style-name="P1"/>
          </draw:line>
          <draw:line draw:style-name="gr35" draw:text-style-name="P11" draw:layer="layout" svg:x1="11.981cm" svg:y1="14.473cm" svg:x2="12.216cm" svg:y2="14.473cm">
            <text:p text:style-name="P1"/>
          </draw:line>
          <draw:line draw:style-name="gr36" draw:text-style-name="P11" draw:layer="layout" svg:x1="12.694cm" svg:y1="14.598cm" svg:x2="12.928cm" svg:y2="14.598cm">
            <text:p text:style-name="P1"/>
          </draw:line>
        </draw:g>
        <draw:g>
          <draw:custom-shape draw:style-name="gr37" draw:text-style-name="P11" draw:layer="layout" svg:width="0.471cm" svg:height="0.452cm" svg:x="12.233cm" svg:y="12.222cm">
            <text:p text:style-name="P1"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8" draw:text-style-name="P11" draw:layer="layout" svg:x1="11.999cm" svg:y1="12.588cm" svg:x2="12.234cm" svg:y2="12.588cm">
            <text:p text:style-name="P1"/>
          </draw:line>
          <draw:line draw:style-name="gr39" draw:text-style-name="P11" draw:layer="layout" svg:x1="12cm" svg:y1="12.323cm" svg:x2="12.234cm" svg:y2="12.323cm">
            <text:p text:style-name="P1"/>
          </draw:line>
          <draw:line draw:style-name="gr40" draw:text-style-name="P11" draw:layer="layout" svg:x1="12cm" svg:y1="12.323cm" svg:x2="12.235cm" svg:y2="12.323cm">
            <text:p text:style-name="P1"/>
          </draw:line>
          <draw:line draw:style-name="gr41" draw:text-style-name="P11" draw:layer="layout" svg:x1="12.713cm" svg:y1="12.448cm" svg:x2="12.947cm" svg:y2="12.448cm">
            <text:p text:style-name="P1"/>
          </draw:line>
        </draw:g>
        <draw:g>
          <draw:custom-shape draw:style-name="gr42" draw:text-style-name="P11" draw:layer="layout" svg:width="0.471cm" svg:height="0.452cm" svg:x="21.636cm" svg:y="14.495cm">
            <text:p text:style-name="P1"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43" draw:text-style-name="P11" draw:layer="layout" svg:x1="21.402cm" svg:y1="14.861cm" svg:x2="21.637cm" svg:y2="14.861cm">
            <text:p text:style-name="P1"/>
          </draw:line>
          <draw:line draw:style-name="gr44" draw:text-style-name="P11" draw:layer="layout" svg:x1="21.403cm" svg:y1="14.596cm" svg:x2="21.637cm" svg:y2="14.596cm">
            <text:p text:style-name="P1"/>
          </draw:line>
          <draw:line draw:style-name="gr45" draw:text-style-name="P11" draw:layer="layout" svg:x1="21.403cm" svg:y1="14.596cm" svg:x2="21.638cm" svg:y2="14.596cm">
            <text:p text:style-name="P1"/>
          </draw:line>
          <draw:line draw:style-name="gr46" draw:text-style-name="P11" draw:layer="layout" svg:x1="22.116cm" svg:y1="14.721cm" svg:x2="22.35cm" svg:y2="14.721cm">
            <text:p text:style-name="P1"/>
          </draw:line>
        </draw:g>
        <draw:g>
          <draw:custom-shape draw:style-name="gr47" draw:text-style-name="P11" draw:layer="layout" svg:width="0.471cm" svg:height="0.452cm" svg:x="22.604cm" svg:y="14.352cm">
            <text:p text:style-name="P1"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48" draw:text-style-name="P11" draw:layer="layout" svg:x1="22.37cm" svg:y1="14.718cm" svg:x2="22.605cm" svg:y2="14.718cm">
            <text:p text:style-name="P1"/>
          </draw:line>
          <draw:line draw:style-name="gr49" draw:text-style-name="P11" draw:layer="layout" svg:x1="22.371cm" svg:y1="14.453cm" svg:x2="22.605cm" svg:y2="14.453cm">
            <text:p text:style-name="P1"/>
          </draw:line>
          <draw:line draw:style-name="gr50" draw:text-style-name="P11" draw:layer="layout" svg:x1="22.371cm" svg:y1="14.453cm" svg:x2="22.606cm" svg:y2="14.453cm">
            <text:p text:style-name="P1"/>
          </draw:line>
          <draw:line draw:style-name="gr51" draw:text-style-name="P11" draw:layer="layout" svg:x1="23.084cm" svg:y1="14.578cm" svg:x2="23.318cm" svg:y2="14.578cm">
            <text:p text:style-name="P1"/>
          </draw:line>
        </draw:g>
        <draw:g>
          <draw:custom-shape draw:style-name="gr52" draw:text-style-name="P8" draw:layer="layout" svg:width="0.423cm" svg:height="11.346cm" svg:x="24.176cm" svg:y="3.758cm">
            <text:p text:style-name="P1"/>
            <draw:enhanced-geometry svg:viewBox="0 0 21600 21600" draw:type="rectangle" draw:enhanced-path="M 0 0 L 21600 0 21600 21600 0 21600 0 0 Z N"/>
          </draw:custom-shape>
          <draw:g>
            <draw:line draw:style-name="gr53" draw:text-style-name="P8" draw:layer="layout" svg:x1="24.381cm" svg:y1="14.917cm" svg:x2="24.209cm" svg:y2="15.098cm">
              <text:p text:style-name="P1"/>
            </draw:line>
            <draw:line draw:style-name="gr54" draw:text-style-name="P8" draw:layer="layout" svg:x1="24.554cm" svg:y1="15.099cm" svg:x2="24.382cm" svg:y2="14.918cm">
              <text:p text:style-name="P1"/>
            </draw:line>
          </draw:g>
        </draw:g>
        <draw:custom-shape draw:style-name="gr2" draw:text-style-name="P4" draw:layer="layout" svg:width="0.792cm" svg:height="1.02cm" svg:x="0.43cm" svg:y="8.406cm">
          <text:p text:style-name="P3"><text:span text:style-name="T2">pc</text:span></text:p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0.68cm" svg:height="0.581cm" svg:x="24.025cm" svg:y="3.675cm">
          <draw:text-box>
            <text:p text:style-name="P1"><text:span text:style-name="T1">e</text:span></text:p>
          </draw:text-box>
        </draw:frame>
        <draw:line draw:style-name="gr11" draw:text-style-name="P9" draw:layer="layout" svg:x1="24.354cm" svg:y1="3.076cm" svg:x2="24.355cm" svg:y2="3.766cm">
          <text:p text:style-name="P1"/>
        </draw:line>
        <draw:line draw:style-name="gr11" draw:text-style-name="P9" draw:layer="layout" svg:x1="18.808cm" svg:y1="14.598cm" svg:x2="21.584cm" svg:y2="14.598cm">
          <text:p text:style-name="P1"/>
        </draw:line>
        <draw:line draw:style-name="gr11" draw:text-style-name="P10" draw:layer="layout" svg:x1="24.637cm" svg:y1="11.942cm" svg:x2="25.022cm" svg:y2="11.942cm">
          <text:p text:style-name="P1"/>
        </draw:line>
        <draw:frame draw:style-name="gr4" draw:text-style-name="P2" draw:layer="layout" svg:width="1.018cm" svg:height="0.581cm" svg:x="19.144cm" svg:y="11.447cm">
          <draw:text-box>
            <text:p text:style-name="P1"><text:span text:style-name="T1">ir_3</text:span></text:p>
          </draw:text-box>
        </draw:frame>
        <draw:line draw:style-name="gr11" draw:text-style-name="P10" draw:layer="layout" svg:x1="18.784cm" svg:y1="11.431cm" svg:x2="24.158cm" svg:y2="11.431cm">
          <text:p text:style-name="P1"/>
        </draw:line>
        <draw:frame draw:style-name="gr4" draw:text-style-name="P2" draw:layer="layout" svg:width="1.302cm" svg:height="0.581cm" svg:x="18.956cm" svg:y="10.962cm">
          <draw:text-box>
            <text:p text:style-name="P1"><text:span text:style-name="T1">eu_r3</text:span></text:p>
          </draw:text-box>
        </draw:frame>
        <draw:frame draw:style-name="gr4" draw:text-style-name="P2" draw:layer="layout" svg:width="1.298cm" svg:height="0.581cm" svg:x="24.906cm" svg:y="10.976cm">
          <draw:text-box>
            <text:p text:style-name="P1"><text:span text:style-name="T1">eu_r4</text:span></text:p>
          </draw:text-box>
        </draw:frame>
        <draw:line draw:style-name="gr11" draw:text-style-name="P10" draw:layer="layout" svg:x1="24.638cm" svg:y1="11.429cm" svg:x2="25.023cm" svg:y2="11.429cm">
          <text:p text:style-name="P1"/>
        </draw:line>
        <draw:line draw:style-name="gr3" draw:text-style-name="P6" draw:layer="layout" svg:x1="22.284cm" svg:y1="6.755cm" svg:x2="24.144cm" svg:y2="6.755cm">
          <text:p text:style-name="P1"/>
        </draw:line>
        <draw:frame draw:style-name="gr4" draw:text-style-name="P2" draw:layer="layout" svg:width="1.577cm" svg:height="0.581cm" svg:x="24.856cm" svg:y="6.714cm">
          <draw:text-box>
            <text:p text:style-name="P1"><text:span text:style-name="T1">dm_re4</text:span></text:p>
          </draw:text-box>
        </draw:frame>
        <draw:line draw:style-name="gr11" draw:text-style-name="P10" draw:layer="layout" svg:x1="24.638cm" svg:y1="7.067cm" svg:x2="25.023cm" svg:y2="7.067cm">
          <text:p text:style-name="P1"/>
        </draw:line>
        <draw:frame draw:style-name="gr4" draw:text-style-name="P2" draw:layer="layout" svg:width="1.399cm" svg:height="0.581cm" svg:x="24.857cm" svg:y="6.326cm">
          <draw:text-box>
            <text:p text:style-name="P1"><text:span text:style-name="T1">dm_r4</text:span></text:p>
          </draw:text-box>
        </draw:frame>
        <draw:line draw:style-name="gr11" draw:text-style-name="P10" draw:layer="layout" svg:x1="24.639cm" svg:y1="6.754cm" svg:x2="25.024cm" svg:y2="6.754cm">
          <text:p text:style-name="P1"/>
        </draw:line>
        <draw:frame draw:style-name="gr4" draw:text-style-name="P2" draw:layer="layout" svg:width="1.497cm" svg:height="0.581cm" svg:x="24.906cm" svg:y="11.99cm">
          <draw:text-box>
            <text:p text:style-name="P1"><text:span text:style-name="T1">valid_4</text:span></text:p>
          </draw:text-box>
        </draw:frame>
        <draw:line draw:style-name="gr11" draw:text-style-name="P10" draw:layer="layout" svg:x1="24.638cm" svg:y1="12.443cm" svg:x2="25.023cm" svg:y2="12.443cm">
          <text:p text:style-name="P1"/>
        </draw:line>
      </draw:page>
      <draw:page draw:name="page2" draw:style-name="dp1" draw:master-page-name="Default">
        <draw:frame draw:style-name="gr55" draw:text-style-name="P13" draw:layer="layout" svg:width="6.319cm" svg:height="0.831cm" svg:x="9.937cm" svg:y="0.785cm">
          <draw:text-box>
            <text:p text:style-name="P1"><text:span text:style-name="T4">Instruction Memory(im)</text:span></text:p>
          </draw:text-box>
        </draw:frame>
        <draw:custom-shape draw:style-name="gr56" draw:text-style-name="P6" draw:layer="layout" svg:width="4.631cm" svg:height="7.564cm" svg:x="10.612cm" svg:y="4.861cm">
          <text:p text:style-name="P3"><text:span text:style-name="T3">im</text:span></text:p>
          <text:p text:style-name="P3"><text:span text:style-name="T3">(ROM)</text:span></text:p>
          <draw:enhanced-geometry svg:viewBox="0 0 21600 21600" draw:type="rectangle" draw:enhanced-path="M 0 0 L 21600 0 21600 21600 0 21600 0 0 Z N"/>
        </draw:custom-shape>
        <draw:frame draw:style-name="gr55" draw:text-style-name="P14" draw:layer="layout" svg:width="1.632cm" svg:height="0.581cm" svg:x="8.453cm" svg:y="8.314cm">
          <draw:text-box>
            <text:p text:style-name="P1"><text:span text:style-name="T1">address</text:span></text:p>
          </draw:text-box>
        </draw:frame>
        <draw:frame draw:style-name="gr55" draw:text-style-name="P14" draw:layer="layout" svg:width="1.747cm" svg:height="0.581cm" svg:x="15.753cm" svg:y="8.315cm">
          <draw:text-box>
            <text:p text:style-name="P1"><text:span text:style-name="T1">data_out</text:span></text:p>
          </draw:text-box>
        </draw:frame>
        <draw:line draw:style-name="gr57" draw:text-style-name="P10" draw:layer="layout" svg:x1="15.89cm" svg:y1="8.644cm" svg:x2="15.229cm" svg:y2="8.644cm">
          <text:p text:style-name="P1"/>
        </draw:line>
        <draw:line draw:style-name="gr57" draw:text-style-name="P10" draw:layer="layout" svg:x1="10.617cm" svg:y1="8.644cm" svg:x2="9.956cm" svg:y2="8.644cm">
          <text:p text:style-name="P1"/>
        </draw:line>
      </draw:page>
      <draw:page draw:name="page3" draw:style-name="dp1" draw:master-page-name="Default">
        <draw:frame draw:style-name="gr1" draw:text-style-name="P2" draw:layer="layout" svg:width="1.344cm" svg:height="0.581cm" svg:x="4.887cm" svg:y="9.373cm">
          <draw:text-box>
            <text:p text:style-name="P1"><text:span text:style-name="T1">npc_3</text:span></text:p>
          </draw:text-box>
        </draw:frame>
        <draw:line draw:style-name="gr3" draw:text-style-name="P6" draw:layer="layout" svg:x1="10.803cm" svg:y1="9.087cm" svg:x2="12.619cm" svg:y2="9.087cm">
          <text:p text:style-name="P1"/>
        </draw:line>
        <draw:frame draw:style-name="gr1" draw:text-style-name="P2" draw:layer="layout" svg:width="0.803cm" svg:height="0.581cm" svg:x="9.688cm" svg:y="12.093cm">
          <draw:text-box>
            <text:p text:style-name="P1"><text:span text:style-name="T1">br</text:span></text:p>
          </draw:text-box>
        </draw:frame>
        <draw:g>
          <draw:g>
            <draw:custom-shape draw:style-name="gr58" draw:text-style-name="P11" draw:layer="layout" svg:width="2.391cm" svg:height="0.475cm" draw:transform="rotate (1.5707963267946) translate (9.854cm 10.267cm)">
              <text:p text:style-name="P1"/>
  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  </draw:custom-shape>
            <draw:line draw:style-name="gr59" draw:text-style-name="P11" draw:layer="layout" svg:x1="9.374cm" svg:y1="9.789cm" svg:x2="9.854cm" svg:y2="9.789cm">
              <text:p text:style-name="P1"/>
            </draw:line>
            <draw:line draw:style-name="gr60" draw:text-style-name="P11" draw:layer="layout" svg:x1="9.374cm" svg:y1="8.354cm" svg:x2="9.854cm" svg:y2="8.354cm">
              <text:p text:style-name="P1"/>
            </draw:line>
            <draw:line draw:style-name="gr61" draw:text-style-name="P11" draw:layer="layout" svg:x1="10.329cm" svg:y1="9.085cm" svg:x2="10.809cm" svg:y2="9.085cm">
              <text:p text:style-name="P1"/>
            </draw:line>
            <draw:line draw:style-name="gr62" draw:text-style-name="P11" draw:layer="layout" svg:x1="10.087cm" svg:y1="10.051cm" svg:x2="10.087cm" svg:y2="10.577cm">
              <text:p text:style-name="P1"/>
            </draw:line>
          </draw:g>
        </draw:g>
        <draw:frame draw:style-name="gr1" draw:text-style-name="P2" draw:layer="layout" svg:width="0.68cm" svg:height="0.581cm" svg:x="9.739cm" svg:y="8.043cm">
          <draw:text-box>
            <text:p text:style-name="P1"><text:span text:style-name="T1">0</text:span></text:p>
          </draw:text-box>
        </draw:frame>
        <draw:frame draw:style-name="gr1" draw:text-style-name="P2" draw:layer="layout" svg:width="0.68cm" svg:height="0.581cm" svg:x="9.764cm" svg:y="9.435cm">
          <draw:text-box>
            <text:p text:style-name="P1"><text:span text:style-name="T1">1</text:span></text:p>
          </draw:text-box>
        </draw:frame>
        <draw:custom-shape draw:style-name="gr63" draw:text-style-name="P12" draw:layer="layout" svg:width="6.069cm" svg:height="4.274cm" svg:x="6.233cm" svg:y="7.259cm">
          <text:p text:style-name="P1"/>
          <draw:enhanced-geometry svg:viewBox="0 0 21600 21600" draw:type="rectangle" draw:enhanced-path="M 0 0 L 21600 0 21600 21600 0 21600 0 0 Z N"/>
        </draw:custom-shape>
        <draw:line draw:style-name="gr64" draw:text-style-name="P12" draw:layer="layout" svg:x1="10.086cm" svg:y1="10.583cm" svg:x2="10.086cm" svg:y2="12.03cm">
          <text:p text:style-name="P1"/>
        </draw:line>
        <draw:line draw:style-name="gr64" draw:text-style-name="P12" draw:layer="layout" svg:x1="9.363cm" svg:y1="8.355cm" svg:x2="7.282cm" svg:y2="8.355cm">
          <text:p text:style-name="P1"/>
        </draw:line>
        <draw:line draw:style-name="gr64" draw:text-style-name="P12" draw:layer="layout" svg:x1="9.352cm" svg:y1="9.787cm" svg:x2="6.004cm" svg:y2="9.787cm">
          <text:p text:style-name="P1"/>
        </draw:line>
        <draw:frame draw:style-name="gr4" draw:text-style-name="P2" draw:layer="layout" svg:width="0.841cm" svg:height="0.581cm" svg:x="11.139cm" svg:y="7.376cm">
          <draw:text-box>
            <text:p text:style-name="P1"><text:span text:style-name="T1">pc</text:span></text:p>
          </draw:text-box>
        </draw:frame>
        <draw:g>
          <draw:line draw:style-name="gr65" draw:text-style-name="P11" draw:layer="layout" svg:x1="6.513cm" svg:y1="9.218cm" svg:x2="6.979cm" svg:y2="8.863cm">
            <text:p text:style-name="P1"/>
          </draw:line>
          <draw:line draw:style-name="gr66" draw:text-style-name="P11" draw:layer="layout" svg:x1="6.979cm" svg:y1="8.863cm" svg:x2="6.979cm" svg:y2="7.795cm">
            <text:p text:style-name="P1"/>
          </draw:line>
          <draw:line draw:style-name="gr67" draw:text-style-name="P11" draw:layer="layout" svg:x1="6.978cm" svg:y1="7.789cm" svg:x2="6.511cm" svg:y2="7.434cm">
            <text:p text:style-name="P1"/>
          </draw:line>
          <draw:line draw:style-name="gr68" draw:text-style-name="P11" draw:layer="layout" svg:x1="6.513cm" svg:y1="9.218cm" svg:x2="6.513cm" svg:y2="8.506cm">
            <text:p text:style-name="P1"/>
          </draw:line>
          <draw:line draw:style-name="gr69" draw:text-style-name="P11" draw:layer="layout" svg:x1="6.513cm" svg:y1="8.155cm" svg:x2="6.513cm" svg:y2="7.443cm">
            <text:p text:style-name="P1"/>
          </draw:line>
          <draw:line draw:style-name="gr70" draw:text-style-name="P11" draw:layer="layout" svg:x1="6.747cm" svg:y1="8.332cm" svg:x2="6.505cm" svg:y2="8.147cm">
            <text:p text:style-name="P1"/>
          </draw:line>
          <draw:line draw:style-name="gr71" draw:text-style-name="P11" draw:layer="layout" svg:x1="6.747cm" svg:y1="8.322cm" svg:x2="6.505cm" svg:y2="8.506cm">
            <text:p text:style-name="P1"/>
          </draw:line>
          <draw:line draw:style-name="gr72" draw:text-style-name="P11" draw:layer="layout" svg:x1="6.046cm" svg:y1="8.863cm" svg:x2="6.513cm" svg:y2="8.863cm">
            <text:p text:style-name="P1"/>
          </draw:line>
          <draw:line draw:style-name="gr73" draw:text-style-name="P11" draw:layer="layout" svg:x1="6.047cm" svg:y1="7.842cm" svg:x2="6.513cm" svg:y2="7.842cm">
            <text:p text:style-name="P15"><text:span text:style-name="T5"><text:s/></text:span></text:p>
          </draw:line>
          <draw:line draw:style-name="gr74" draw:text-style-name="P11" draw:layer="layout" svg:x1="6.983cm" svg:y1="8.338cm" svg:x2="7.45cm" svg:y2="8.338cm">
            <text:p text:style-name="P1"/>
          </draw:line>
        </draw:g>
        <draw:frame draw:style-name="gr1" draw:text-style-name="P2" draw:layer="layout" svg:width="0.68cm" svg:height="0.581cm" svg:x="5.412cm" svg:y="7.522cm">
          <draw:text-box>
            <text:p text:style-name="P1"><text:span text:style-name="T1">1</text:span></text:p>
          </draw:text-box>
        </draw:frame>
        <draw:frame draw:style-name="gr1" draw:text-style-name="P2" draw:layer="layout" svg:width="1.158cm" svg:height="0.581cm" svg:x="5.099cm" svg:y="8.568cm">
          <draw:text-box>
            <text:p text:style-name="P1"><text:span text:style-name="T1">pc_0</text:span></text:p>
          </draw:text-box>
        </draw:frame>
      </draw:page>
      <draw:page draw:name="page4" draw:style-name="dp1" draw:master-page-name="Default">
        <draw:frame draw:style-name="gr1" draw:text-style-name="P7" draw:layer="layout" svg:width="6.221cm" svg:height="0.831cm" svg:x="9.737cm" svg:y="0.786cm">
          <draw:text-box>
            <text:p text:style-name="P1"><text:span text:style-name="T4">Instruction Decoder(id)</text:span></text:p>
          </draw:text-box>
        </draw:frame>
        <draw:custom-shape draw:style-name="gr75" draw:text-style-name="P5" draw:layer="layout" svg:width="7.801cm" svg:height="6.799cm" svg:x="8.843cm" svg:y="5.21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id="id1" draw:layer="layout" svg:width="1.323cm" svg:height="2.502cm" svg:x="10.801cm" svg:y="9.03cm">
          <text:p text:style-name="P3"><text:span text:style-name="T3">fd</text:span></text:p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8.128cm" svg:y1="7.42cm" svg:x2="12.844cm" svg:y2="7.42cm">
          <text:p text:style-name="P1"/>
        </draw:line>
        <draw:line draw:style-name="gr3" draw:text-style-name="P12" draw:layer="layout" svg:x1="10.802cm" svg:y1="10.353cm" svg:x2="9.853cm" svg:y2="10.353cm">
          <text:p text:style-name="P1"/>
        </draw:line>
        <draw:line draw:style-name="gr3" draw:text-style-name="P12" draw:layer="layout" svg:x1="9.853cm" svg:y1="10.353cm" svg:x2="9.853cm" svg:y2="7.42cm">
          <text:p text:style-name="P1"/>
        </draw:line>
        <draw:frame draw:style-name="gr1" draw:text-style-name="P2" draw:layer="layout" svg:width="1.548cm" svg:height="0.581cm" svg:x="9.264cm" svg:y="10.34cm">
          <draw:text-box>
            <text:p text:style-name="P1"><text:span text:style-name="T1">opcode</text:span></text:p>
          </draw:text-box>
        </draw:frame>
        <draw:frame draw:style-name="gr1" draw:text-style-name="P2" draw:layer="layout" svg:width="0.697cm" svg:height="0.581cm" svg:x="7.375cm" svg:y="7.021cm">
          <draw:text-box>
            <text:p text:style-name="P1"><text:span text:style-name="T1">ir</text:span></text:p>
          </draw:text-box>
        </draw:frame>
        <draw:custom-shape draw:style-name="gr2" draw:text-style-name="P5" draw:id="id2" draw:layer="layout" svg:width="1.323cm" svg:height="2.502cm" svg:x="12.866cm" svg:y="6.225cm">
          <text:p text:style-name="P3"><text:span text:style-name="T3">fs</text:span></text:p>
          <draw:enhanced-geometry svg:viewBox="0 0 21600 21600" draw:type="rectangle" draw:enhanced-path="M 0 0 L 21600 0 21600 21600 0 21600 0 0 Z N"/>
        </draw:custom-shape>
        <draw:connector draw:style-name="gr76" draw:text-style-name="P10" draw:layer="layout" svg:x1="12.124cm" svg:y1="10.281cm" svg:x2="13.527cm" svg:y2="8.727cm" draw:start-shape="id1" draw:start-glue-point="1" draw:end-shape="id2" draw:end-glue-point="2">
          <text:p text:style-name="P1"/>
        </draw:connector>
        <draw:line draw:style-name="gr76" draw:text-style-name="P10" draw:layer="layout" svg:x1="14.183cm" svg:y1="6.932cm" svg:x2="17.649cm" svg:y2="6.932cm">
          <text:p text:style-name="P1"/>
        </draw:line>
        <draw:line draw:style-name="gr76" draw:text-style-name="P10" draw:layer="layout" svg:x1="14.183cm" svg:y1="7.932cm" svg:x2="17.649cm" svg:y2="7.932cm">
          <text:p text:style-name="P1"/>
        </draw:line>
        <draw:frame draw:style-name="gr77" draw:text-style-name="P14" draw:layer="layout" svg:width="1.149cm" svg:height="0.631cm" svg:x="17.677cm" svg:y="6.503cm">
          <draw:text-box>
            <text:p text:style-name="P1"><text:span text:style-name="T1">srca</text:span></text:p>
          </draw:text-box>
        </draw:frame>
        <draw:frame draw:style-name="gr77" draw:text-style-name="P14" draw:layer="layout" svg:width="1.157cm" svg:height="0.631cm" svg:x="17.677cm" svg:y="7.504cm">
          <draw:text-box>
            <text:p text:style-name="P1"><text:span text:style-name="T1">srcb</text:span></text:p>
          </draw:text-box>
        </draw:frame>
        <draw:frame draw:style-name="gr77" draw:text-style-name="P14" draw:layer="layout" svg:width="3.465cm" svg:height="0.961cm" svg:x="3.52cm" svg:y="14.156cm">
          <draw:text-box>
            <text:p text:style-name="P1"><text:span text:style-name="T1">fd = format decoder</text:span></text:p>
            <text:p text:style-name="P1"><text:span text:style-name="T1">fs = field select</text:span></text:p>
          </draw:text-box>
        </draw:frame>
      </draw:page>
      <draw:page draw:name="page5" draw:style-name="dp1" draw:master-page-name="Default">
        <draw:frame draw:style-name="gr55" draw:text-style-name="P13" draw:layer="layout" svg:width="4.35cm" svg:height="0.831cm" svg:x="10.704cm" svg:y="1.156cm">
          <draw:text-box>
            <text:p text:style-name="P1"><text:span text:style-name="T4">Register File(rf)</text:span></text:p>
          </draw:text-box>
        </draw:frame>
        <draw:custom-shape draw:style-name="gr56" draw:text-style-name="P6" draw:layer="layout" svg:width="4.631cm" svg:height="7.564cm" svg:x="10.612cm" svg:y="4.861cm">
          <text:p text:style-name="P3"><text:span text:style-name="T3">rf</text:span></text:p>
          <draw:enhanced-geometry svg:viewBox="0 0 21600 21600" draw:type="rectangle" draw:enhanced-path="M 0 0 L 21600 0 21600 21600 0 21600 0 0 Z N"/>
        </draw:custom-shape>
        <draw:frame draw:style-name="gr55" draw:text-style-name="P14" draw:layer="layout" svg:width="1.895cm" svg:height="0.581cm" svg:x="15.853cm" svg:y="7.615cm">
          <draw:text-box>
            <text:p text:style-name="P1"><text:span text:style-name="T1">rd_data_a</text:span></text:p>
          </draw:text-box>
        </draw:frame>
        <draw:frame draw:style-name="gr55" draw:text-style-name="P14" draw:layer="layout" svg:width="1.912cm" svg:height="0.581cm" svg:x="8.062cm" svg:y="5.949cm">
          <draw:text-box>
            <text:p text:style-name="P1"><text:span text:style-name="T1">rd_addr_a</text:span></text:p>
          </draw:text-box>
        </draw:frame>
        <draw:frame draw:style-name="gr55" draw:text-style-name="P14" draw:layer="layout" svg:width="1.92cm" svg:height="0.581cm" svg:x="8.054cm" svg:y="6.65cm">
          <draw:text-box>
            <text:p text:style-name="P1"><text:span text:style-name="T1">rd_addr_b</text:span></text:p>
          </draw:text-box>
        </draw:frame>
        <draw:frame draw:style-name="gr55" draw:text-style-name="P14" draw:layer="layout" svg:width="1.649cm" svg:height="0.581cm" svg:x="8.325cm" svg:y="8.849cm">
          <draw:text-box>
            <text:p text:style-name="P1"><text:span text:style-name="T1">wr_addr</text:span></text:p>
          </draw:text-box>
        </draw:frame>
        <draw:frame draw:style-name="gr55" draw:text-style-name="P14" draw:layer="layout" svg:width="1.632cm" svg:height="0.581cm" svg:x="8.342cm" svg:y="9.55cm">
          <draw:text-box>
            <text:p text:style-name="P1"><text:span text:style-name="T1">wr_data</text:span></text:p>
          </draw:text-box>
        </draw:frame>
        <draw:frame draw:style-name="gr55" draw:text-style-name="P14" draw:layer="layout" svg:width="1.353cm" svg:height="0.581cm" svg:x="8.621cm" svg:y="10.251cm">
          <draw:text-box>
            <text:p text:style-name="P1"><text:span text:style-name="T1">wr_en</text:span></text:p>
          </draw:text-box>
        </draw:frame>
        <draw:frame draw:style-name="gr55" draw:text-style-name="P14" draw:layer="layout" svg:width="1.903cm" svg:height="0.581cm" svg:x="15.853cm" svg:y="8.316cm">
          <draw:text-box>
            <text:p text:style-name="P1"><text:span text:style-name="T1">rd_data_b</text:span></text:p>
          </draw:text-box>
        </draw:frame>
        <draw:line draw:style-name="gr57" draw:text-style-name="P10" draw:layer="layout" svg:x1="10.61cm" svg:y1="10.636cm" svg:x2="9.949cm" svg:y2="10.636cm">
          <text:p text:style-name="P1"/>
        </draw:line>
        <draw:line draw:style-name="gr57" draw:text-style-name="P10" draw:layer="layout" svg:x1="10.611cm" svg:y1="9.936cm" svg:x2="9.95cm" svg:y2="9.936cm">
          <text:p text:style-name="P1"/>
        </draw:line>
        <draw:line draw:style-name="gr57" draw:text-style-name="P10" draw:layer="layout" svg:x1="10.612cm" svg:y1="9.236cm" svg:x2="9.951cm" svg:y2="9.236cm">
          <text:p text:style-name="P1"/>
        </draw:line>
        <draw:line draw:style-name="gr57" draw:text-style-name="P10" draw:layer="layout" svg:x1="10.613cm" svg:y1="7.036cm" svg:x2="9.952cm" svg:y2="7.036cm">
          <text:p text:style-name="P1"/>
        </draw:line>
        <draw:line draw:style-name="gr57" draw:text-style-name="P10" draw:layer="layout" svg:x1="10.614cm" svg:y1="6.336cm" svg:x2="9.953cm" svg:y2="6.336cm">
          <text:p text:style-name="P1"/>
        </draw:line>
        <draw:line draw:style-name="gr57" draw:text-style-name="P10" draw:layer="layout" svg:x1="15.889cm" svg:y1="8.036cm" svg:x2="15.228cm" svg:y2="8.036cm">
          <text:p text:style-name="P1"/>
        </draw:line>
        <draw:line draw:style-name="gr57" draw:text-style-name="P10" draw:layer="layout" svg:x1="15.89cm" svg:y1="8.736cm" svg:x2="15.229cm" svg:y2="8.736cm">
          <text:p text:style-name="P1"/>
        </draw:line>
      </draw:page>
      <draw:page draw:name="page6" draw:style-name="dp1" draw:master-page-name="Default">
        <draw:frame draw:style-name="gr1" draw:text-style-name="P7" draw:layer="layout" svg:width="6.043cm" svg:height="0.831cm" svg:x="9.737cm" svg:y="0.786cm">
          <draw:text-box>
            <text:p text:style-name="P1"><text:span text:style-name="T4">Operation Decoder(id)</text:span></text:p>
          </draw:text-box>
        </draw:frame>
        <draw:custom-shape draw:style-name="gr78" draw:text-style-name="P6" draw:layer="layout" svg:width="4.26cm" svg:height="6.086cm" svg:x="10.266cm" svg:y="5.45cm">
          <text:p text:style-name="P3"><text:span text:style-name="T3">od</text:span></text:p>
          <draw:enhanced-geometry svg:viewBox="0 0 21600 21600" draw:type="rectangle" draw:enhanced-path="M 0 0 L 21600 0 21600 21600 0 21600 0 0 Z N"/>
        </draw:custom-shape>
        <draw:line draw:style-name="gr57" draw:text-style-name="P10" draw:layer="layout" svg:x1="10.266cm" svg:y1="8.414cm" svg:x2="9.446cm" svg:y2="8.414cm">
          <text:p text:style-name="P1"/>
        </draw:line>
        <draw:line draw:style-name="gr57" draw:text-style-name="P10" draw:layer="layout" svg:x1="15.34cm" svg:y1="8.44cm" svg:x2="14.52cm" svg:y2="8.44cm">
          <text:p text:style-name="P1"/>
        </draw:line>
        <draw:line draw:style-name="gr57" draw:text-style-name="P10" draw:layer="layout" svg:x1="15.34cm" svg:y1="9.24cm" svg:x2="14.52cm" svg:y2="9.24cm">
          <text:p text:style-name="P1"/>
        </draw:line>
        <draw:frame draw:style-name="gr79" draw:text-style-name="P14" draw:layer="layout" svg:width="1.572cm" svg:height="0.605cm" svg:x="8.043cm" svg:y="8.017cm">
          <draw:text-box>
            <text:p text:style-name="P1"><text:span text:style-name="T1">opcode</text:span></text:p>
          </draw:text-box>
        </draw:frame>
        <draw:frame draw:style-name="gr79" draw:text-style-name="P14" draw:layer="layout" svg:width="1.521cm" svg:height="0.605cm" svg:x="15.246cm" svg:y="8.835cm">
          <draw:text-box>
            <text:p text:style-name="P1"><text:span text:style-name="T1">branch</text:span></text:p>
          </draw:text-box>
        </draw:frame>
        <draw:frame draw:style-name="gr79" draw:text-style-name="P14" draw:layer="layout" svg:width="0.958cm" svg:height="0.605cm" svg:x="15.246cm" svg:y="8.062cm">
          <draw:text-box>
            <text:p text:style-name="P1"><text:span text:style-name="T1">alu</text:span></text:p>
          </draw:text-box>
        </draw:frame>
        <draw:line draw:style-name="gr57" draw:text-style-name="P10" draw:layer="layout" svg:x1="15.34cm" svg:y1="7.641cm" svg:x2="14.52cm" svg:y2="7.641cm">
          <text:p text:style-name="P1"/>
        </draw:line>
        <draw:frame draw:style-name="gr79" draw:text-style-name="P14" draw:layer="layout" svg:width="1.263cm" svg:height="0.605cm" svg:x="15.246cm" svg:y="7.263cm">
          <draw:text-box>
            <text:p text:style-name="P1"><text:span text:style-name="T1">mem</text:span></text:p>
          </draw:text-box>
        </draw:frame>
      </draw:page>
      <draw:page draw:name="page7" draw:style-name="dp1" draw:master-page-name="Default">
        <draw:frame draw:style-name="gr55" draw:text-style-name="P13" draw:layer="layout" svg:width="5.036cm" svg:height="0.831cm" svg:x="10.282cm" svg:y="0.865cm">
          <draw:text-box>
            <text:p text:style-name="P1"><text:span text:style-name="T4">Data Memory(dm)</text:span></text:p>
          </draw:text-box>
        </draw:frame>
        <draw:custom-shape draw:style-name="gr56" draw:text-style-name="P6" draw:layer="layout" svg:width="4.631cm" svg:height="7.564cm" svg:x="10.612cm" svg:y="4.861cm">
          <text:p text:style-name="P3"><text:span text:style-name="T3">dm</text:span></text:p>
          <text:p text:style-name="P3"><text:span text:style-name="T3">(RAM)</text:span></text:p>
          <draw:enhanced-geometry svg:viewBox="0 0 21600 21600" draw:type="rectangle" draw:enhanced-path="M 0 0 L 21600 0 21600 21600 0 21600 0 0 Z N"/>
        </draw:custom-shape>
        <draw:frame draw:style-name="gr55" draw:text-style-name="P14" draw:layer="layout" svg:width="1.632cm" svg:height="0.581cm" svg:x="8.554cm" svg:y="7.114cm">
          <draw:text-box>
            <text:p text:style-name="P1"><text:span text:style-name="T1">address</text:span></text:p>
          </draw:text-box>
        </draw:frame>
        <draw:frame draw:style-name="gr55" draw:text-style-name="P14" draw:layer="layout" svg:width="1.747cm" svg:height="0.581cm" svg:x="15.653cm" svg:y="8.315cm">
          <draw:text-box>
            <text:p text:style-name="P1"><text:span text:style-name="T1">data_out</text:span></text:p>
          </draw:text-box>
        </draw:frame>
        <draw:frame draw:style-name="gr55" draw:text-style-name="P14" draw:layer="layout" svg:width="1.632cm" svg:height="0.581cm" svg:x="8.554cm" svg:y="7.815cm">
          <draw:text-box>
            <text:p text:style-name="P1"><text:span text:style-name="T1">wr_data</text:span></text:p>
          </draw:text-box>
        </draw:frame>
        <draw:frame draw:style-name="gr55" draw:text-style-name="P14" draw:layer="layout" svg:width="1.353cm" svg:height="0.581cm" svg:x="8.833cm" svg:y="8.49cm">
          <draw:text-box>
            <text:p text:style-name="P1"><text:span text:style-name="T1">wr_en</text:span></text:p>
          </draw:text-box>
        </draw:frame>
        <draw:frame draw:style-name="gr55" draw:text-style-name="P14" draw:layer="layout" svg:width="1.302cm" svg:height="0.581cm" svg:x="8.834cm" svg:y="9.117cm">
          <draw:text-box>
            <text:p text:style-name="P1"><text:span text:style-name="T1">rd_en</text:span></text:p>
          </draw:text-box>
        </draw:frame>
        <draw:line draw:style-name="gr57" draw:text-style-name="P10" draw:layer="layout" svg:x1="10.61cm" svg:y1="9.499cm" svg:x2="10.028cm" svg:y2="9.499cm">
          <text:p text:style-name="P1"/>
        </draw:line>
        <draw:line draw:style-name="gr57" draw:text-style-name="P10" draw:layer="layout" svg:x1="10.61cm" svg:y1="8.899cm" svg:x2="10.028cm" svg:y2="8.899cm">
          <text:p text:style-name="P1"/>
        </draw:line>
        <draw:line draw:style-name="gr57" draw:text-style-name="P10" draw:layer="layout" svg:x1="10.61cm" svg:y1="8.199cm" svg:x2="10.028cm" svg:y2="8.199cm">
          <text:p text:style-name="P1"/>
        </draw:line>
        <draw:line draw:style-name="gr57" draw:text-style-name="P10" draw:layer="layout" svg:x1="10.61cm" svg:y1="7.499cm" svg:x2="10.028cm" svg:y2="7.499cm">
          <text:p text:style-name="P1"/>
        </draw:line>
        <draw:line draw:style-name="gr57" draw:text-style-name="P10" draw:layer="layout" svg:x1="15.81cm" svg:y1="8.691cm" svg:x2="15.228cm" svg:y2="8.691cm">
          <text:p text:style-name="P1"/>
        </draw:line>
      </draw:page>
      <draw:page draw:name="page8" draw:style-name="dp1" draw:master-page-name="Default">
        <draw:frame draw:style-name="gr55" draw:text-style-name="P13" draw:layer="layout" svg:width="5.099cm" svg:height="0.831cm" svg:x="10.283cm" svg:y="0.865cm">
          <draw:text-box>
            <text:p text:style-name="P1"><text:span text:style-name="T4">Execution Unit(eu)</text:span></text:p>
          </draw:text-box>
        </draw:frame>
        <draw:custom-shape draw:style-name="gr80" draw:text-style-name="P5" draw:layer="layout" svg:width="6.772cm" svg:height="7.476cm" svg:x="6.854cm" svg:y="4.861cm">
          <text:p text:style-name="P1"/>
          <draw:enhanced-geometry svg:viewBox="0 0 21600 21600" draw:type="rectangle" draw:enhanced-path="M 0 0 L 21600 0 21600 21600 0 21600 0 0 Z N"/>
        </draw:custom-shape>
        <draw:frame draw:style-name="gr55" draw:text-style-name="P14" draw:layer="layout" svg:width="1.239cm" svg:height="0.581cm" svg:x="5.237cm" svg:y="5.386cm">
          <draw:text-box>
            <text:p text:style-name="P1"><text:span text:style-name="T1">mem</text:span></text:p>
          </draw:text-box>
        </draw:frame>
        <draw:frame draw:style-name="gr55" draw:text-style-name="P14" draw:layer="layout" svg:width="1.759cm" svg:height="0.581cm" svg:x="14.107cm" svg:y="6.087cm">
          <draw:text-box>
            <text:p text:style-name="P1"><text:span text:style-name="T1">dm_addr</text:span></text:p>
          </draw:text-box>
        </draw:frame>
        <draw:frame draw:style-name="gr55" draw:text-style-name="P14" draw:layer="layout" svg:width="0.934cm" svg:height="0.581cm" svg:x="5.542cm" svg:y="5.987cm">
          <draw:text-box>
            <text:p text:style-name="P1"><text:span text:style-name="T1">alu</text:span></text:p>
          </draw:text-box>
        </draw:frame>
        <draw:frame draw:style-name="gr55" draw:text-style-name="P14" draw:layer="layout" svg:width="1.171cm" svg:height="0.581cm" svg:x="5.305cm" svg:y="9.462cm">
          <draw:text-box>
            <text:p text:style-name="P1"><text:span text:style-name="T1">op_a</text:span></text:p>
          </draw:text-box>
        </draw:frame>
        <draw:frame draw:style-name="gr55" draw:text-style-name="P14" draw:layer="layout" svg:width="1.179cm" svg:height="0.581cm" svg:x="5.297cm" svg:y="10.089cm">
          <draw:text-box>
            <text:p text:style-name="P1"><text:span text:style-name="T1">op_b</text:span></text:p>
          </draw:text-box>
        </draw:frame>
        <draw:line draw:style-name="gr57" draw:text-style-name="P10" draw:layer="layout" svg:x1="10.742cm" svg:y1="10.471cm" svg:x2="6.318cm" svg:y2="10.471cm">
          <text:p text:style-name="P1"/>
        </draw:line>
        <draw:line draw:style-name="gr57" draw:text-style-name="P10" draw:layer="layout" svg:x1="10.716cm" svg:y1="9.871cm" svg:x2="6.318cm" svg:y2="9.871cm">
          <text:p text:style-name="P1"/>
        </draw:line>
        <draw:line draw:style-name="gr57" draw:text-style-name="P10" draw:layer="layout" svg:x1="7.356cm" svg:y1="6.371cm" svg:x2="6.318cm" svg:y2="6.371cm">
          <text:p text:style-name="P1"/>
        </draw:line>
        <draw:line draw:style-name="gr57" draw:text-style-name="P10" draw:layer="layout" svg:x1="10.743cm" svg:y1="5.771cm" svg:x2="6.292cm" svg:y2="5.771cm">
          <text:p text:style-name="P1"/>
        </draw:line>
        <draw:line draw:style-name="gr57" draw:text-style-name="P10" draw:layer="layout" svg:x1="14.076cm" svg:y1="6.463cm" svg:x2="12.594cm" svg:y2="6.463cm">
          <text:p text:style-name="P1"/>
        </draw:line>
        <draw:custom-shape draw:style-name="gr56" draw:text-style-name="P6" draw:layer="layout" svg:width="1.849cm" svg:height="2.71cm" svg:x="10.743cm" svg:y="8.876cm">
          <text:p text:style-name="P3"><text:span text:style-name="T3">alu</text:span></text:p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849cm" svg:height="2.71cm" svg:x="10.744cm" svg:y="5.476cm">
          <text:p text:style-name="P3"><text:span text:style-name="T3">mem</text:span></text:p>
          <draw:enhanced-geometry svg:viewBox="0 0 21600 21600" draw:type="rectangle" draw:enhanced-path="M 0 0 L 21600 0 21600 21600 0 21600 0 0 Z N"/>
        </draw:custom-shape>
        <draw:frame draw:style-name="gr55" draw:text-style-name="P14" draw:layer="layout" svg:width="0.841cm" svg:height="0.581cm" svg:x="5.635cm" svg:y="10.69cm">
          <draw:text-box>
            <text:p text:style-name="P1"><text:span text:style-name="T1">pc</text:span></text:p>
          </draw:text-box>
        </draw:frame>
        <draw:line draw:style-name="gr57" draw:text-style-name="P10" draw:layer="layout" svg:x1="10.716cm" svg:y1="11.072cm" svg:x2="6.318cm" svg:y2="11.072cm">
          <text:p text:style-name="P1"/>
        </draw:line>
        <draw:line draw:style-name="gr81" draw:text-style-name="P12" draw:layer="layout" svg:x1="10.16cm" svg:y1="11.059cm" svg:x2="10.16cm" svg:y2="7.884cm">
          <text:p text:style-name="P1"/>
        </draw:line>
        <draw:line draw:style-name="gr81" draw:text-style-name="P12" draw:layer="layout" svg:x1="9.86cm" svg:y1="10.46cm" svg:x2="9.86cm" svg:y2="7.285cm">
          <text:p text:style-name="P1"/>
        </draw:line>
        <draw:line draw:style-name="gr81" draw:text-style-name="P12" draw:layer="layout" svg:x1="9.56cm" svg:y1="9.861cm" svg:x2="9.56cm" svg:y2="6.686cm">
          <text:p text:style-name="P1"/>
        </draw:line>
        <draw:line draw:style-name="gr81" draw:text-style-name="P12" draw:layer="layout" svg:x1="10.16cm" svg:y1="7.884cm" svg:x2="10.742cm" svg:y2="7.884cm">
          <text:p text:style-name="P1"/>
        </draw:line>
        <draw:line draw:style-name="gr81" draw:text-style-name="P12" draw:layer="layout" svg:x1="9.896cm" svg:y1="7.284cm" svg:x2="10.742cm" svg:y2="7.284cm">
          <text:p text:style-name="P1"/>
        </draw:line>
        <draw:line draw:style-name="gr81" draw:text-style-name="P12" draw:layer="layout" svg:x1="9.552cm" svg:y1="6.684cm" svg:x2="10.742cm" svg:y2="6.684cm">
          <text:p text:style-name="P1"/>
        </draw:line>
        <draw:line draw:style-name="gr81" draw:text-style-name="P12" draw:layer="layout" svg:x1="7.355cm" svg:y1="6.376cm" svg:x2="7.355cm" svg:y2="9.101cm">
          <text:p text:style-name="P1"/>
        </draw:line>
        <draw:line draw:style-name="gr81" draw:text-style-name="P12" draw:layer="layout" svg:x1="7.356cm" svg:y1="9.101cm" svg:x2="10.742cm" svg:y2="9.101cm">
          <text:p text:style-name="P1"/>
        </draw:line>
        <draw:frame draw:style-name="gr55" draw:text-style-name="P14" draw:layer="layout" svg:width="1.954cm" svg:height="0.581cm" svg:x="14.107cm" svg:y="6.588cm">
          <draw:text-box>
            <text:p text:style-name="P1"><text:span text:style-name="T1">dm_wr_en</text:span></text:p>
          </draw:text-box>
        </draw:frame>
        <draw:line draw:style-name="gr57" draw:text-style-name="P10" draw:layer="layout" svg:x1="14.076cm" svg:y1="6.964cm" svg:x2="12.594cm" svg:y2="6.964cm">
          <text:p text:style-name="P1"/>
        </draw:line>
        <draw:frame draw:style-name="gr55" draw:text-style-name="P14" draw:layer="layout" svg:width="1.023cm" svg:height="0.581cm" svg:x="14.107cm" svg:y="9.487cm">
          <draw:text-box>
            <text:p text:style-name="P1"><text:span text:style-name="T1">npc</text:span></text:p>
          </draw:text-box>
        </draw:frame>
        <draw:line draw:style-name="gr57" draw:text-style-name="P10" draw:layer="layout" svg:x1="14.076cm" svg:y1="9.863cm" svg:x2="12.594cm" svg:y2="9.863cm">
          <text:p text:style-name="P1"/>
        </draw:line>
        <draw:frame draw:style-name="gr55" draw:text-style-name="P14" draw:layer="layout" svg:width="1.814cm" svg:height="0.581cm" svg:x="14.107cm" svg:y="9.988cm">
          <draw:text-box>
            <text:p text:style-name="P1"><text:span text:style-name="T1">eu_result</text:span></text:p>
          </draw:text-box>
        </draw:frame>
        <draw:line draw:style-name="gr57" draw:text-style-name="P10" draw:layer="layout" svg:x1="14.076cm" svg:y1="10.364cm" svg:x2="12.594cm" svg:y2="10.364cm">
          <text:p text:style-name="P1"/>
        </draw:line>
      </draw:page>
      <draw:page draw:name="page9" draw:style-name="dp1" draw:master-page-name="Default">
        <draw:custom-shape draw:style-name="gr63" draw:text-style-name="P12" draw:layer="layout" svg:width="8.491cm" svg:height="0.834cm" svg:x="8.683cm" svg:y="1.696cm">
          <text:p text:style-name="P1"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8.491cm" svg:height="0.834cm" svg:x="8.684cm" svg:y="3.271cm">
          <text:p text:style-name="P1"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8.491cm" svg:height="0.834cm" svg:x="8.685cm" svg:y="4.846cm">
          <text:p text:style-name="P1"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8.491cm" svg:height="0.834cm" svg:x="8.686cm" svg:y="6.421cm">
          <text:p text:style-name="P1"/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8.491cm" svg:height="0.834cm" svg:x="8.687cm" svg:y="7.996cm">
          <text:p text:style-name="P1"/>
          <draw:enhanced-geometry svg:viewBox="0 0 21600 21600" draw:type="rectangle" draw:enhanced-path="M 0 0 L 21600 0 21600 21600 0 21600 0 0 Z N"/>
        </draw:custom-shape>
        <draw:frame draw:style-name="gr82" draw:text-style-name="P16" draw:layer="layout" svg:width="1.671cm" svg:height="0.662cm" svg:x="11.884cm" svg:y="1.764cm">
          <draw:text-box>
            <text:p text:style-name="P16"><text:span text:style-name="T3">32_bit</text:span></text:p>
          </draw:text-box>
        </draw:frame>
        <draw:frame draw:style-name="gr82" draw:text-style-name="P16" draw:layer="layout" svg:width="3.178cm" svg:height="0.662cm" svg:x="4.621cm" svg:y="3.342cm">
          <draw:text-box>
            <text:p text:style-name="P16"><text:span text:style-name="T3">nop, start, stop</text:span></text:p>
          </draw:text-box>
        </draw:frame>
        <draw:line draw:style-name="gr24" draw:text-style-name="P12" draw:layer="layout" svg:x1="10.032cm" svg:y1="3.273cm" svg:x2="10.032cm" svg:y2="4.108cm">
          <text:p text:style-name="P1"/>
        </draw:line>
        <draw:frame draw:style-name="gr82" draw:text-style-name="P17" draw:layer="layout" svg:width="1.159cm" svg:height="0.624cm" svg:x="8.747cm" svg:y="3.354cm">
          <draw:text-box>
            <text:p text:style-name="P17"><text:span text:style-name="T6">nop</text:span></text:p>
          </draw:text-box>
        </draw:frame>
        <draw:frame draw:style-name="gr82" draw:text-style-name="P16" draw:layer="layout" svg:width="1.042cm" svg:height="0.662cm" svg:x="8.288cm" svg:y="2.717cm">
          <draw:text-box>
            <text:p text:style-name="P16"><text:span text:style-name="T3">31</text:span></text:p>
          </draw:text-box>
        </draw:frame>
        <draw:frame draw:style-name="gr82" draw:text-style-name="P16" draw:layer="layout" svg:width="1.042cm" svg:height="0.662cm" svg:x="9.261cm" svg:y="2.717cm">
          <draw:text-box>
            <text:p text:style-name="P16"><text:span text:style-name="T3">27</text:span></text:p>
          </draw:text-box>
        </draw:frame>
        <draw:frame draw:style-name="gr82" draw:text-style-name="P17" draw:layer="layout" svg:width="10.735cm" svg:height="0.624cm" svg:x="10.003cm" svg:y="3.379cm">
          <draw:text-box>
            <text:p text:style-name="P17"><text:span text:style-name="T6">0 . . . <text:s text:c="31"/>not used <text:s text:c="4"/>0 <text:s text:c="11"/>format1 (control)</text:span></text:p>
          </draw:text-box>
        </draw:frame>
        <draw:frame draw:style-name="gr82" draw:text-style-name="P16" draw:layer="layout" svg:width="16.257cm" svg:height="0.662cm" svg:x="4.549cm" svg:y="4.945cm">
          <draw:text-box>
            <text:p text:style-name="P16"><text:span text:style-name="T3">ld, st, not <text:s text:c="19"/></text:span><text:span text:style-name="T6"><text:s/>opcode <text:s text:c="4"/>src <text:s text:c="8"/>dst <text:s text:c="12"/>not used <text:s text:c="25"/>format2 (mem)</text:span><text:span text:style-name="T6"> </text:span></text:p>
          </draw:text-box>
        </draw:frame>
        <draw:line draw:style-name="gr24" draw:text-style-name="P12" draw:layer="layout" svg:x1="10.032cm" svg:y1="4.851cm" svg:x2="10.032cm" svg:y2="5.675cm">
          <text:p text:style-name="P1"/>
        </draw:line>
        <draw:line draw:style-name="gr24" draw:text-style-name="P12" draw:layer="layout" svg:x1="11.332cm" svg:y1="4.851cm" svg:x2="11.332cm" svg:y2="5.675cm">
          <text:p text:style-name="P1"/>
        </draw:line>
        <draw:line draw:style-name="gr24" draw:text-style-name="P12" draw:layer="layout" svg:x1="12.632cm" svg:y1="4.851cm" svg:x2="12.632cm" svg:y2="5.675cm">
          <text:p text:style-name="P1"/>
        </draw:line>
        <draw:frame draw:style-name="gr82" draw:text-style-name="P16" draw:layer="layout" svg:width="5.153cm" svg:height="0.662cm" svg:x="8.181cm" svg:y="4.317cm">
          <draw:text-box>
            <text:p text:style-name="P16"><text:span text:style-name="T3">31 <text:s text:c="7"/>2726 <text:s text:c="3"/>2120 <text:s text:c="3"/>16</text:span></text:p>
          </draw:text-box>
        </draw:frame>
        <draw:line draw:style-name="gr24" draw:text-style-name="P12" draw:layer="layout" svg:x1="10.032cm" svg:y1="6.421cm" svg:x2="10.032cm" svg:y2="7.245cm">
          <text:p text:style-name="P1"/>
        </draw:line>
        <draw:line draw:style-name="gr24" draw:text-style-name="P12" draw:layer="layout" svg:x1="11.332cm" svg:y1="6.421cm" svg:x2="11.332cm" svg:y2="7.245cm">
          <text:p text:style-name="P1"/>
        </draw:line>
        <draw:line draw:style-name="gr24" draw:text-style-name="P12" draw:layer="layout" svg:x1="12.632cm" svg:y1="6.421cm" svg:x2="12.632cm" svg:y2="7.245cm">
          <text:p text:style-name="P1"/>
        </draw:line>
        <draw:line draw:style-name="gr24" draw:text-style-name="P12" draw:layer="layout" svg:x1="13.832cm" svg:y1="6.421cm" svg:x2="13.832cm" svg:y2="7.245cm">
          <text:p text:style-name="P1"/>
        </draw:line>
        <draw:frame draw:style-name="gr82" draw:text-style-name="P16" draw:layer="layout" svg:width="16.292cm" svg:height="0.662cm" svg:x="4.538cm" svg:y="6.468cm">
          <draw:text-box>
            <text:p text:style-name="P16"><text:span text:style-name="T3">add,sub,and,or,sll,srl <text:s text:c="3"/></text:span><text:span text:style-name="T6">opcode <text:s text:c="3"/>srca <text:s text:c="5"/>srcb <text:s text:c="6"/>dst <text:s text:c="13"/>not used <text:s text:c="12"/>format3 (alu)</text:span></text:p>
          </draw:text-box>
        </draw:frame>
        <draw:frame draw:style-name="gr82" draw:text-style-name="P16" draw:layer="layout" svg:width="1.647cm" svg:height="0.662cm" svg:x="5.641cm" svg:y="6.779cm">
          <draw:text-box>
            <text:p text:style-name="P16"><text:span text:style-name="T3">sla,sra</text:span></text:p>
          </draw:text-box>
        </draw:frame>
        <draw:frame draw:style-name="gr82" draw:text-style-name="P16" draw:layer="layout" svg:width="6.184cm" svg:height="0.662cm" svg:x="8.217cm" svg:y="5.883cm">
          <draw:text-box>
            <text:p text:style-name="P16"><text:span text:style-name="T3">31 <text:s text:c="7"/>2726 <text:s text:c="3"/>2120 <text:s text:c="3"/>1615 <text:s text:c="2"/>11</text:span></text:p>
          </draw:text-box>
        </draw:frame>
        <draw:line draw:style-name="gr24" draw:text-style-name="P12" draw:layer="layout" svg:x1="10.032cm" svg:y1="8.01cm" svg:x2="10.032cm" svg:y2="8.834cm">
          <text:p text:style-name="P1"/>
        </draw:line>
        <draw:line draw:style-name="gr24" draw:text-style-name="P12" draw:layer="layout" svg:x1="12.832cm" svg:y1="8.01cm" svg:x2="12.832cm" svg:y2="8.834cm">
          <text:p text:style-name="P1"/>
        </draw:line>
        <draw:line draw:style-name="gr24" draw:text-style-name="P12" draw:layer="layout" svg:x1="13.832cm" svg:y1="8.01cm" svg:x2="13.832cm" svg:y2="8.834cm">
          <text:p text:style-name="P1"/>
        </draw:line>
        <draw:frame draw:style-name="gr82" draw:text-style-name="P16" draw:layer="layout" svg:width="16.256cm" svg:height="0.662cm" svg:x="4.539cm" svg:y="8.068cm">
          <draw:text-box>
            <text:p text:style-name="P16"><text:span text:style-name="T3">br <text:s text:c="32"/></text:span><text:span text:style-name="T6">opcode addr_srccond_src cond <text:s text:c="13"/>not used <text:s text:c="11"/>format4 (br)</text:span></text:p>
          </draw:text-box>
        </draw:frame>
        <draw:line draw:style-name="gr24" draw:text-style-name="P12" draw:layer="layout" svg:x1="11.397cm" svg:y1="8.01cm" svg:x2="11.397cm" svg:y2="8.834cm">
          <text:p text:style-name="P1"/>
        </draw:line>
        <draw:frame draw:style-name="gr82" draw:text-style-name="P16" draw:layer="layout" svg:width="6.184cm" svg:height="0.662cm" svg:x="8.24cm" svg:y="7.461cm">
          <draw:text-box>
            <text:p text:style-name="P16"><text:span text:style-name="T3">31 <text:s text:c="7"/>2726 <text:s text:c="3"/>2120 <text:s text:c="3"/>1615 <text:s text:c="2"/>13</text:span></text:p>
          </draw:text-box>
        </draw:frame>
        <draw:frame draw:style-name="standard" draw:layer="layout" svg:width="7.681cm" svg:height="8.44cm" svg:x="9.492cm" svg:y="9.7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64cm" fo:margin-bottom="0.49cm" fo:margin-left="0.33cm" fo:margin-right="0.347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23cm" fo:min-width="19.4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draw:frame draw:style-name="gr1" draw:text-style-name="P2" draw:layer="backgroundobjects" svg:width="21.99cm" svg:height="0.673cm" svg:x="2.995cm" svg:y="20.228cm">
        <draw:text-box>
          <text:p text:style-name="P1"><text:span text:style-name="T1">Confidential Copyright © 2007 Fastpath Logic, Inc. Copying in any form without the expressed written permission of Fastpath Logic, Inc. is prohibited.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Catalin Buletin</meta:initial-creator>
    <meta:creation-date>2007-05-22T11:17:35</meta:creation-date>
    <dc:creator>booo buuuu</dc:creator>
    <dc:date>2007-05-31T16:24:58</dc:date>
    <meta:printed-by>Catalin Buletin</meta:printed-by>
    <meta:print-date>2007-05-30T15:44:30</meta:print-date>
    <dc:language>en-US</dc:language>
    <meta:editing-cycles>255</meta:editing-cycles>
    <meta:editing-duration>P1DT6H30M15S</meta:editing-duration>
    <meta:user-defined meta:name="Info 1"/>
    <meta:user-defined meta:name="Info 2"/>
    <meta:user-defined meta:name="Info 3"/>
    <meta:user-defined meta:name="Info 4"/>
    <meta:document-statistic meta:object-count="3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08in solid #000000"/>
    </style:style>
    <style:style style:name="ce2" style:family="table-cell" style:parent-style-name="Default" style:data-style-name="N108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" style:family="table-cell" style:parent-style-name="Default" style:data-style-name="N108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" style:family="table-cell" style:parent-style-name="Default" style:data-style-name="N108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8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2" table:default-cell-style-name="ce6"/>
        <table:table-row table:style-name="ro1">
          <table:table-cell table:style-name="ce1"/>
          <table:table-cell table:style-name="ce5" office:value-type="string">
            <text:p>opcode</text:p>
          </table:table-cell>
          <table:table-cell table:style-name="ce5" office:value-type="string">
            <text:p>op</text:p>
          </table:table-cell>
        </table:table-row>
        <table:table-row table:style-name="ro1">
          <table:table-cell table:style-name="ce2"/>
          <table:table-cell office:value-type="float" office:value="0">
            <text:p>00000</text:p>
          </table:table-cell>
          <table:table-cell office:value-type="string">
            <text:p>nop</text:p>
          </table:table-cell>
        </table:table-row>
        <table:table-row table:style-name="ro1">
          <table:table-cell office:value-type="string">
            <text:p>format 1</text:p>
          </table:table-cell>
          <table:table-cell office:value-type="float" office:value="1">
            <text:p>00001</text:p>
          </table:table-cell>
          <table:table-cell office:value-type="string">
            <text:p>start</text:p>
          </table:table-cell>
        </table:table-row>
        <table:table-row table:style-name="ro1">
          <table:table-cell table:style-name="ce4"/>
          <table:table-cell office:value-type="float" office:value="10">
            <text:p>00010</text:p>
          </table:table-cell>
          <table:table-cell office:value-type="string">
            <text:p>stop</text:p>
          </table:table-cell>
        </table:table-row>
        <table:table-row table:style-name="ro1">
          <table:table-cell table:style-name="ce2"/>
          <table:table-cell office:value-type="float" office:value="1000">
            <text:p>01000</text:p>
          </table:table-cell>
          <table:table-cell office:value-type="string">
            <text:p>ld</text:p>
          </table:table-cell>
        </table:table-row>
        <table:table-row table:style-name="ro1">
          <table:table-cell office:value-type="string">
            <text:p>format 2</text:p>
          </table:table-cell>
          <table:table-cell office:value-type="float" office:value="1001">
            <text:p>01001</text:p>
          </table:table-cell>
          <table:table-cell office:value-type="string">
            <text:p>st</text:p>
          </table:table-cell>
        </table:table-row>
        <table:table-row table:style-name="ro1">
          <table:table-cell table:style-name="ce4"/>
          <table:table-cell office:value-type="float" office:value="1010">
            <text:p>01010</text:p>
          </table:table-cell>
          <table:table-cell office:value-type="string">
            <text:p>not</text:p>
          </table:table-cell>
        </table:table-row>
        <table:table-row table:style-name="ro1">
          <table:table-cell table:style-name="ce2"/>
          <table:table-cell office:value-type="float" office:value="10000">
            <text:p>10000</text:p>
          </table:table-cell>
          <table:table-cell office:value-type="string">
            <text:p>add</text:p>
          </table:table-cell>
        </table:table-row>
        <table:table-row table:style-name="ro1">
          <table:table-cell/>
          <table:table-cell office:value-type="float" office:value="10001">
            <text:p>10001</text:p>
          </table:table-cell>
          <table:table-cell office:value-type="string">
            <text:p>sub</text:p>
          </table:table-cell>
        </table:table-row>
        <table:table-row table:style-name="ro1">
          <table:table-cell/>
          <table:table-cell office:value-type="float" office:value="10010">
            <text:p>10010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string">
            <text:p>format 3</text:p>
          </table:table-cell>
          <table:table-cell office:value-type="float" office:value="10011">
            <text:p>10011</text:p>
          </table:table-cell>
          <table:table-cell office:value-type="string">
            <text:p>or</text:p>
          </table:table-cell>
        </table:table-row>
        <table:table-row table:style-name="ro1">
          <table:table-cell/>
          <table:table-cell office:value-type="float" office:value="10100">
            <text:p>10100</text:p>
          </table:table-cell>
          <table:table-cell office:value-type="string">
            <text:p>sll</text:p>
          </table:table-cell>
        </table:table-row>
        <table:table-row table:style-name="ro1">
          <table:table-cell/>
          <table:table-cell office:value-type="float" office:value="10101">
            <text:p>10101</text:p>
          </table:table-cell>
          <table:table-cell office:value-type="string">
            <text:p>srl</text:p>
          </table:table-cell>
        </table:table-row>
        <table:table-row table:style-name="ro1">
          <table:table-cell/>
          <table:table-cell office:value-type="float" office:value="10110">
            <text:p>10110</text:p>
          </table:table-cell>
          <table:table-cell office:value-type="string">
            <text:p>sla</text:p>
          </table:table-cell>
        </table:table-row>
        <table:table-row table:style-name="ro1">
          <table:table-cell table:style-name="ce4"/>
          <table:table-cell office:value-type="float" office:value="10111">
            <text:p>10111</text:p>
          </table:table-cell>
          <table:table-cell office:value-type="string">
            <text:p>sra</text:p>
          </table:table-cell>
        </table:table-row>
        <table:table-row table:style-name="ro1">
          <table:table-cell table:style-name="ce4" office:value-type="string">
            <text:p>format 4</text:p>
          </table:table-cell>
          <table:table-cell office:value-type="float" office:value="11000">
            <text:p>11000</text:p>
          </table:table-cell>
          <table:table-cell office:value-type="string">
            <text:p>br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0" number:min-integer-digits="4"/>
    </number:number-style>
    <number:number-style style:name="N108">
      <number:number number:decimal-places="0" number:min-integer-digits="5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1">05/31/2007</text:date>, <text:time>16:2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